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448cm" fo:min-width="10.0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5.45cm" fo:min-width="18.51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9cm" fo:min-width="2.512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34cm" fo:min-width="7.84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42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36cm" fo:min-width="7.848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5.812cm" fo:min-width="17.9cm" fo:padding-top="0.142cm" fo:padding-bottom="0.142cm" fo:padding-left="0.267cm" fo:padding-right="0.267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text-shadow="1pt 1pt"/>
    </style:style>
    <style:style style:name="P9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30.729cm">
          <text:p/>
        </draw:line>
        <draw:line draw:style-name="gr1" draw:text-style-name="P1" draw:layer="layout" svg:x1="25.514cm" svg:y1="-5.767cm" svg:x2="25.243cm" svg:y2="30.734cm">
          <text:p/>
        </draw:line>
        <draw:line draw:style-name="gr1" draw:text-style-name="P1" draw:layer="layout" svg:x1="14.382cm" svg:y1="-6.1cm" svg:x2="14.125cm" svg:y2="30.73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,\underline{\pmb{p'',f_{p'}}}\rangle \vert \forall i \in I \right\rbrace§svg§600§TRUE§</svg:desc>
          <draw:polygon draw:style-name="gr4" draw:text-style-name="P4" draw:layer="layout" svg:width="13.01cm" svg:height="1.204cm" svg:x="15.283cm" svg:y="-8.829cm" svg:viewBox="0 0 13011 1205" draw:points="6506,1205 0,1205 0,0 13011,0 13011,1205">
            <text:p/>
          </draw:polygon>
          <draw:path draw:style-name="gr3" draw:text-style-name="P3" draw:layer="layout" svg:width="0.297cm" svg:height="0.487cm" svg:x="15.321cm" svg:y="-8.53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text-style-name="P3" draw:layer="layout" svg:width="0.445cm" svg:height="0.157cm" svg:x="15.914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86cm" svg:height="1.202cm" svg:x="16.698cm" svg:y="-8.829cm" svg:viewBox="0 0 287 1203" svg:d="M169 787c0-44 0-51-6-70-21-61-79-97-125-114 78-33 116-78 127-126 2-8 4-19 4-23v-300c0-57 46-99 108-125 10-4 10-6 10-16 0-13 0-13-13-13-19 0-69 25-97 46-23 17-57 55-59 100 0 54 0 109 0 162v104c0 59 0 80-34 122-8 10-29 30-75 53-9 4-9 4-9 14 0 11 0 11 13 19 72 32 105 89 105 131v277c0 33 0 72 34 107 15 15 30 30 63 45 7 6 41 23 59 23 13 0 13 0 13-13 0-10 0-12-6-14-40-17-99-47-110-110-2-7-2-30-2-45z">
            <text:p/>
          </draw:path>
          <draw:path draw:style-name="gr3" draw:text-style-name="P3" draw:layer="layout" svg:width="0.246cm" svg:height="0.303cm" svg:x="17.099cm" svg:y="-8.35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7.599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8cm" svg:x="18.34cm" svg:y="-8.561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text-style-name="P3" draw:layer="layout" svg:width="0.178cm" svg:height="0.449cm" svg:x="18.545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18.81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cm" svg:height="0.487cm" svg:x="19.073cm" svg:y="-8.533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9.6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7cm" svg:x="19.904cm" svg:y="-8.53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20.35cm" svg:y="-8.533cm" svg:viewBox="0 0 464 603" svg:d="M260 468c105-38 204-158 204-287 0-109-73-181-171-181-145 0-293 152-293 308 0 112 76 179 171 179 17 0 40-2 66-10-1 42-1 44-1 51 0 21 0 75 55 75 79 0 112-124 112-130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871cm" svg:y="-8.51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cm" svg:x="21.47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cm" svg:height="0.303cm" svg:x="21.72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27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43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5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97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56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33cm" svg:height="0.303cm" svg:x="21.735cm" svg:y="-8.375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42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58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75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991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71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33cm" svg:height="0.303cm" svg:x="21.751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5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74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88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00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86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3.60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79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77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31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5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28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19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25cm" svg:y="-8.28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49cm" svg:height="0.427cm" svg:x="23.812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92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46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68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42cm" svg:y="-8.55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34cm" svg:y="-8.18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4cm" svg:y="-8.29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49cm" svg:height="0.427cm" svg:x="23.82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207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61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8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57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48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55cm" svg:y="-8.282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23.848cm" svg:y="-7.789cm" svg:viewBox="0 0 1792 29" draw:points="897,29 0,29 0,0 1792,0 1792,29">
            <text:p/>
          </draw:polygon>
          <draw:path draw:style-name="gr3" draw:text-style-name="P3" draw:layer="layout" svg:width="0.149cm" svg:height="0.668cm" svg:x="25.676cm" svg:y="-8.561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text-style-name="P3" draw:layer="layout" svg:width="0.027cm" svg:height="0.668cm" svg:x="25.978cm" svg:y="-8.561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6.084cm" svg:y="-8.525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178cm" svg:height="0.449cm" svg:x="26.474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35cm" svg:height="0.389cm" svg:x="26.926cm" svg:y="-8.42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311cm" svg:height="0.457cm" svg:x="27.523cm" svg:y="-8.51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86cm" svg:height="1.202cm" svg:x="27.925cm" svg:y="-8.829cm" svg:viewBox="0 0 287 1203" svg:d="M169 791c0-59 0-80 36-122 6-8 27-30 72-51 10-6 10-6 10-15 0-8 0-10 0-12-2-2-2-2-13-6-71-34-105-89-105-133v-277c0-32 0-72-34-107-15-15-29-28-61-45-8-4-42-23-61-23-11 0-13 0-13 13 0 10 0 12 6 14 26 11 98 41 112 110 0 7 0 30 0 45v234c0 44 0 53 7 72 21 61 80 95 124 113-76 34-116 78-127 125-2 8-4 19-4 23v302c0 53-42 95-107 124-11 5-11 5-11 15 0 13 2 13 13 13 19 0 69-23 97-46 23-17 59-55 59-100 2-53 0-107 0-162z">
            <text:p/>
          </draw:path>
        </draw:g>
        <draw:line draw:style-name="gr5" draw:text-style-name="P5" draw:layer="layout" svg:x1="2.321cm" svg:y1="-5.502cm" svg:x2="14.382cm" svg:y2="-5.502cm">
          <text:p/>
        </draw:line>
        <draw:custom-shape draw:style-name="gr6" draw:text-style-name="P6" draw:layer="layout" svg:width="10.552cm" svg:height="2.732cm" svg:x="0.878cm" svg:y="-5.27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-0.954cm" svg:x2="2.321cm" svg:y2="-0.954cm">
          <text:p/>
        </draw:line>
        <draw:g>
          <svg:title>TexMaths</svg:title>
          <svg:desc>19§latex§\text{IMSI Inquiry Response (\pmb{$q$)}}§svg§600§TRUE§</svg:desc>
          <draw:polygon draw:style-name="gr4" draw:text-style-name="P4" draw:layer="layout" svg:width="7.818cm" svg:height="0.696cm" svg:x="4.257cm" svg:y="-1.822cm" svg:viewBox="0 0 7819 697" draw:points="3909,697 0,697 0,0 7819,0 7819,697">
            <text:p/>
          </draw:polygon>
          <draw:path draw:style-name="gr3" draw:text-style-name="P3" draw:layer="layout" svg:width="0.204cm" svg:height="0.457cm" svg:x="4.276cm" svg:y="-1.75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563cm" svg:height="0.457cm" svg:x="4.523cm" svg:y="-1.75cm" svg:viewBox="0 0 564 458" svg:d="M137 15c-6-15-8-15-23-15h-114v21h15c53 0 53 7 53 32v334c0 19 0 50-68 50v21c23 0 57-2 78-2 23 0 55 2 80 2v-21c-71 0-71-31-71-50v-360h2l162 416c2 9 6 15 13 15 6 0 10-6 12-14l165-423v385c0 23-2 31-53 31h-16v21c25-2 71-2 97-2 25 0 71 0 95 2v-21h-17c-51 0-51-8-51-31v-353c0-25 0-32 51-32h17v-21h-114c-17 0-17 0-21 13l-148 376z">
            <text:p/>
          </draw:path>
          <draw:path draw:style-name="gr3" draw:text-style-name="P3" draw:layer="layout" svg:width="0.297cm" svg:height="0.487cm" svg:x="5.148cm" svg:y="-1.765cm" svg:viewBox="0 0 298 488" svg:d="M198 213l-88-21c-42-10-66-46-66-86 0-47 36-87 87-87 112 0 127 110 131 141 2 3 2 7 10 7 7 0 7-4 7-17v-135c0-11 0-15-7-15-4 0-6 0-10 9l-23 38c-20-20-49-47-108-47-74 0-131 59-131 129 0 57 36 105 87 124 8 1 42 11 90 22 19 4 38 10 57 35 15 17 21 38 21 60 0 48-35 97-90 97-21 0-70-4-106-36-40-38-42-80-42-104-2-6-6-6-7-6-10 0-10 4-10 15v135c0 11 0 17 8 17 3 0 5-2 9-9 0 0 2-2 25-38 21 22 64 47 123 47 78 0 133-66 133-140 0-67-45-122-100-135z">
            <text:p/>
          </draw:path>
          <draw:path draw:style-name="gr3" draw:text-style-name="P3" draw:layer="layout" svg:width="0.204cm" svg:height="0.457cm" svg:x="5.5cm" svg:y="-1.75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204cm" svg:height="0.457cm" svg:x="5.963cm" svg:y="-1.75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337cm" svg:height="0.295cm" svg:x="6.208cm" svg:y="-1.5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33cm" svg:height="0.426cm" svg:x="6.581cm" svg:y="-1.59cm" svg:viewBox="0 0 331 427" svg:d="M232 256v120c0 30-8 30-51 30v21c22-2 57-3 74-3 19 0 53 1 76 3v-21c-44 0-52 0-52-30v-376h-15l-26 61c-8-19-37-61-90-61-78 0-148 65-148 152 0 83 65 152 143 152 47 0 76-29 89-48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93cm" svg:y="-1.5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143cm" svg:height="0.447cm" svg:x="7.303cm" svg:y="-1.74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25cm" svg:height="0.295cm" svg:x="7.485cm" svg:y="-1.5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6cm" svg:x="7.74cm" svg:y="-1.583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466cm" svg:height="0.472cm" svg:x="8.327cm" svg:y="-1.75cm" svg:viewBox="0 0 467 473" svg:d="M127 220v-173c0-15 0-22 14-24 7-2 26-2 40-2 60 0 136 2 136 101 0 45-17 98-116 98zM268 230c65-15 118-57 118-108 0-65-76-122-175-122h-211v21h15c53 0 53 7 53 32v352c0 24 0 32-53 32h-15v21c25-2 72-2 99-2 25 0 72 0 97 2v-21h-15c-54 0-54-8-54-32v-170h76c12 0 40 0 63 23 27 25 27 46 27 90 0 43 0 72 26 96 27 25 65 29 84 29 53 0 64-55 64-74 0-4 0-12-9-12-8 0-8 6-8 12-3 47-26 59-43 59-33 0-38-34-48-97l-9-53c-12-44-44-65-82-78z">
            <text:p/>
          </draw:path>
          <draw:path draw:style-name="gr3" draw:text-style-name="P3" draw:layer="layout" svg:width="0.259cm" svg:height="0.307cm" svg:x="8.813cm" svg:y="-1.59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9.114cm" svg:y="-1.594cm" svg:viewBox="0 0 220 308" svg:d="M118 171c15 2 70 13 70 61 0 34-23 62-76 62-57 0-82-40-93-96-2-8-4-12-9-12-10 0-10 6-10 17v89c0 12 0 16 8 16 3 0 3 0 17-14 0 0 0-2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3cm" svg:height="0.426cm" svg:x="9.374cm" svg:y="-1.59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97cm" svg:height="0.307cm" svg:x="9.764cm" svg:y="-1.59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295cm" svg:x="10.1cm" svg:y="-1.5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9cm" svg:height="0.307cm" svg:x="10.47cm" svg:y="-1.594cm" svg:viewBox="0 0 220 308" svg:d="M118 171c15 2 70 13 70 61 0 34-23 62-76 62-57 0-82-40-93-96-2-8-4-12-9-12-10 0-10 6-10 17v89c0 12 0 16 8 16 3 0 3 0 17-14 0 0 0-2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259cm" svg:height="0.307cm" svg:x="10.731cm" svg:y="-1.59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1.299cm" svg:y="-1.795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276cm" svg:height="0.426cm" svg:x="11.485cm" svg:y="-1.59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11.818cm" svg:y="-1.795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276cm" svg:height="0.426cm" svg:x="11.502cm" svg:y="-1.617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11.835cm" svg:y="-1.822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276cm" svg:height="0.426cm" svg:x="11.519cm" svg:y="-1.59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11.852cm" svg:y="-1.795cm" svg:viewBox="0 0 158 669" svg:d="M158 334c0-51-8-133-46-209-40-81-99-125-104-125-6 0-8 2-8 8 0 1 0 1 13 15 67 66 105 173 105 311 0 116-25 234-108 317-10 8-10 10-10 12 0 4 2 6 8 6 5 0 66-46 106-130 34-74 44-148 44-205z">
            <text:p/>
          </draw:path>
        </draw:g>
        <draw:line draw:style-name="gr7" draw:text-style-name="P1" draw:layer="layout" svg:x1="14.401cm" svg:y1="-0.954cm" svg:x2="25.514cm" svg:y2="-0.954cm">
          <text:p/>
        </draw:line>
        <draw:g>
          <svg:title>TexMaths</svg:title>
          <svg:desc>19§latex§AV Request (\pmb{$q$})§svg§600§TRUE§</svg:desc>
          <draw:polygon draw:style-name="gr4" draw:text-style-name="P4" draw:layer="layout" svg:width="4.546cm" svg:height="0.668cm" svg:x="17.559cm" svg:y="-1.721cm" svg:viewBox="0 0 4547 669" draw:points="2274,669 0,669 0,0 4547,0 4547,669">
            <text:p/>
          </draw:polygon>
          <draw:path draw:style-name="gr3" draw:text-style-name="P3" draw:layer="layout" svg:width="0.459cm" svg:height="0.48cm" svg:x="17.58cm" svg:y="-1.69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17.998cm" svg:y="-1.675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466cm" svg:height="0.472cm" svg:x="18.733cm" svg:y="-1.675cm" svg:viewBox="0 0 467 473" svg:d="M127 220v-172c0-16 0-23 14-25 7-2 26-2 40-2 60 0 136 2 136 101 0 45-17 98-116 98zM268 230c65-15 118-57 118-108 0-65-76-122-175-122h-211v21h15c53 0 53 8 53 32v352c0 25 0 32-53 32h-15v21c25-2 72-2 99-2 25 0 72 0 97 2v-21h-15c-54 0-54-7-54-32v-169h76c12 0 40 0 63 22 27 25 27 46 27 90s0 72 26 97c27 24 65 28 84 28 53 0 64-55 64-74 0-4 0-11-9-11-8 0-8 5-8 11-3 48-26 59-43 59-33 0-38-34-48-97l-9-53c-12-44-44-65-82-78z">
            <text:p/>
          </draw:path>
          <draw:path draw:style-name="gr3" draw:text-style-name="P3" draw:layer="layout" svg:width="0.259cm" svg:height="0.307cm" svg:x="19.22cm" svg:y="-1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9.52cm" svg:y="-1.5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19.871cm" svg:y="-1.5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20.24cm" svg:y="-1.5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20.54cm" svg:y="-1.5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20.793cm" svg:y="-1.63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57cm" svg:height="0.668cm" svg:x="21.329cm" svg:y="-1.7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1.517cm" svg:y="-1.516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534cm" svg:y="-1.542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549cm" svg:y="-1.516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1.884cm" svg:y="-1.7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8" draw:text-style-name="P6" draw:layer="layout" svg:width="19.05cm" svg:height="5.734cm" svg:x="8.636cm" svg:y="-0.1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\mathcal{K},SQN, \pmb{\kappa,p,p',\underline{p'',f_{p'}} \leftarrow s \in S}$ \textbf{where} \pmb{$\underline{ q \in \left\lbrace s_i, s_p,s_{p'},s_{p''} \right\rbrace}$}§svg§600§TRUE§</svg:desc>
          <draw:polygon draw:style-name="gr4" draw:text-style-name="P4" draw:layer="layout" svg:width="17.762cm" svg:height="0.824cm" svg:x="9.067cm" svg:y="0.141cm" svg:viewBox="0 0 17763 825" draw:points="8882,825 0,825 0,0 17763,0 17763,825">
            <text:p/>
          </draw:polygon>
          <draw:path draw:style-name="gr3" draw:text-style-name="P3" draw:layer="layout" svg:width="0.178cm" svg:height="0.45cm" svg:x="9.086cm" svg:y="0.225cm" svg:viewBox="0 0 179 451" svg:d="M173 25c0-14-10-25-27-25s-36 17-36 36c0 12 10 23 27 23 15 0 36-15 36-34zM122 276c7-19 7-21 13-38 6-14 9-23 9-36 0-31-21-56-55-56-64 0-89 97-89 105 0 6 8 6 8 6 7 0 7-2 11-12 19-62 46-83 68-83 6 0 17 0 17 21 0 15-5 28-7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9.354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9.612cm" svg:y="0.196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text-style-name="P3" draw:layer="layout" svg:width="0.079cm" svg:height="0.201cm" svg:x="10.167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0.439cm" svg:y="0.196cm" svg:viewBox="0 0 397 489" svg:d="M397 8c0-4 0-8-6-8-3 0-5 0-13 10l-32 38c-17-31-52-48-95-48-86 0-167 78-167 158 0 55 36 85 70 95l72 19c25 6 61 17 61 72 0 59-53 124-120 124-44 0-118-16-118-99 0-15 4-32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10.883cm" svg:y="0.196cm" svg:viewBox="0 0 464 603" svg:d="M260 468c105-38 204-158 204-287 0-109-73-181-171-181-145 0-293 152-293 308 0 112 76 179 171 179 17 0 40-2 66-10-1 42-1 44-1 52 0 20 0 74 55 74 79 0 112-124 112-130 0-5-6-7-8-7-6 0-7 4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1.404cm" svg:y="0.21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01cm" svg:x="12.004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2.251cm" svg:y="0.371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8-55-2 3-4 11-4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01cm" svg:x="12.654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2.873cm" svg:y="0.371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3.285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3.503cm" svg:y="0.371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3.882cm" svg:y="0.164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4.104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4.32cm" svg:y="0.371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699cm" svg:y="0.164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14.852cm" svg:y="0.164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9cm" svg:height="0.201cm" svg:x="15.077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3cm" svg:height="0.609cm" svg:x="15.35cm" svg:y="0.196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5.639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945cm" svg:y="0.447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14.341cm" svg:y="0.937cm" svg:viewBox="0 0 1792 29" draw:points="897,29 0,29 0,0 1792,0 1792,29">
            <text:p/>
          </draw:polygon>
          <draw:path draw:style-name="gr3" draw:text-style-name="P3" draw:layer="layout" svg:width="0.594cm" svg:height="0.349cm" svg:x="16.355cm" svg:y="0.3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7.203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17.721cm" svg:y="0.30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96cm" svg:height="0.488cm" svg:x="18.329cm" svg:y="0.196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3cm" svg:height="0.303cm" svg:x="12.265cm" svg:y="0.354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01cm" svg:x="12.669cm" svg:y="0.57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2.886cm" svg:y="0.35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3.3cm" svg:y="0.57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517cm" svg:y="0.35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3.897cm" svg:y="0.145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14.119cm" svg:y="0.57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4.336cm" svg:y="0.35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714cm" svg:y="0.145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4.868cm" svg:y="0.14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5.09cm" svg:y="0.57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5.365cm" svg:y="0.177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6-27 36-36 0-16-12-25-25-25-17 0-36 15-36 42 0 28 30 45 57 45 36 0 65-40 76-64 21-44 36-124 38-130z">
            <text:p/>
          </draw:path>
          <draw:path draw:style-name="gr3" draw:text-style-name="P3" draw:layer="layout" svg:width="0.261cm" svg:height="0.297cm" svg:x="15.654cm" svg:y="0.542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96cm" svg:y="0.428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14.357cm" svg:y="0.92cm" svg:viewBox="0 0 1792 29" draw:points="897,29 0,29 0,0 1792,0 1792,29">
            <text:p/>
          </draw:polygon>
          <draw:path draw:style-name="gr3" draw:text-style-name="P3" draw:layer="layout" svg:width="0.594cm" svg:height="0.349cm" svg:x="16.371cm" svg:y="0.306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7.218cm" svg:y="0.354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17.737cm" svg:y="0.287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18.345cm" svg:y="0.177cm" svg:viewBox="0 0 397 489" svg:d="M397 8c0-4 0-8-6-8-3 0-5 0-13 10l-32 38c-17-31-52-48-95-48-86 0-167 78-167 158 0 55 36 85 70 95l72 19c25 6 61 17 61 72 0 59-53 124-120 124-44 0-118-16-118-99 0-15 4-32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3cm" svg:height="0.303cm" svg:x="12.28cm" svg:y="0.371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01cm" svg:x="12.685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2.901cm" svg:y="0.371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3.315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532cm" svg:y="0.371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3.91cm" svg:y="0.164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9cm" svg:height="0.201cm" svg:x="14.132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4.351cm" svg:y="0.371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729cm" svg:y="0.164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4.883cm" svg:y="0.164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15.105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5.379cm" svg:y="0.196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5.669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975cm" svg:y="0.447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14.372cm" svg:y="0.937cm" svg:viewBox="0 0 1792 29" draw:points="897,29 0,29 0,0 1792,0 1792,29">
            <text:p/>
          </draw:polygon>
          <draw:path draw:style-name="gr3" draw:text-style-name="P3" draw:layer="layout" svg:width="0.594cm" svg:height="0.349cm" svg:x="16.386cm" svg:y="0.3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7.233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17.752cm" svg:y="0.30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18.36cm" svg:y="0.196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521cm" svg:height="0.299cm" svg:x="19.023cm" svg:y="0.371cm" svg:viewBox="0 0 522 300" svg:d="M477 46c4-10 6-14 45-14v-32c-15 2-36 2-51 2-19 0-49-2-64-2v32c5 0 39 0 39 8 0 2-1 6-3 8l-71 173-76-189h38v-32c-22 0-57 2-78 2-26 0-55-2-66-2v32h40c13 33 13 35 13 35 0 3-2 7-2 9l-53 129-70-173h38v-32c-29 2-55 2-84 2-19 0-49-2-72-2v32h40l102 251c4 12 8 17 23 17 17 0 21-5 25-17l72-175 70 175c4 12 8 17 25 17 15 0 19-5 23-17z">
            <text:p/>
          </draw:path>
          <draw:path draw:style-name="gr3" draw:text-style-name="P3" draw:layer="layout" svg:width="0.381cm" svg:height="0.465cm" svg:x="19.589cm" svg:y="0.204cm" svg:viewBox="0 0 382 466" svg:d="M46 433h-46v33c19 0 59-2 84-2 26 0 66 2 85 2v-33h-46v-138c0-74 57-107 99-107 23 0 38 14 38 65v180h-47v33c19 0 59-2 85-2 27 0 65 2 84 2v-33h-46v-173c0-70-36-97-102-97-65 0-99 40-114 67v-230l-120 6v30c42 0 46 0 46 27z">
            <text:p/>
          </draw:path>
          <draw:path draw:style-name="gr3" draw:text-style-name="P3" draw:layer="layout" svg:width="0.309cm" svg:height="0.307cm" svg:x="20.005cm" svg:y="0.363cm" svg:viewBox="0 0 310 308" svg:d="M289 158c15 0 21 0 21-17 0-21-4-71-36-105-27-25-61-36-109-36-106 0-165 68-165 154 0 89 66 154 175 154 106 0 135-70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1cm" svg:height="0.301cm" svg:x="20.361cm" svg:y="0.367cm" svg:viewBox="0 0 272 302" svg:d="M112 76v-76l-112 6v30c42 0 46 0 46 27v209h-46v30c23 0 53-2 85-2 25 0 69 0 92 2v-30h-57v-118c0-48 17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20.672cm" svg:y="0.363cm" svg:viewBox="0 0 310 308" svg:d="M289 158c15 0 21 0 21-17 0-21-4-71-36-105-27-25-61-36-109-36-106 0-165 68-165 154 0 89 66 154 175 154 106 0 135-70 135-82 0-13-12-13-16-13-11 0-13 4-17 15-13 32-53 53-97 53-93 0-95-89-95-123zM85 135c2-25 2-53 18-76 17-27 43-34 62-34 80 0 80 87 82 110z">
            <text:p/>
          </draw:path>
          <draw:path draw:style-name="gr3" draw:text-style-name="P3" draw:layer="layout" svg:width="0.276cm" svg:height="0.427cm" svg:x="21.217cm" svg:y="0.371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text-style-name="P3" draw:layer="layout" svg:width="0.335cm" svg:height="0.389cm" svg:x="21.751cm" svg:y="0.30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2.373cm" svg:y="0.166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text-style-name="P3" draw:layer="layout" svg:width="0.246cm" svg:height="0.303cm" svg:x="22.694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2.994cm" svg:y="0.456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text-style-name="P3" draw:layer="layout" svg:width="0.079cm" svg:height="0.201cm" svg:x="23.25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3.524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801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4.168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42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717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023cm" svg:y="0.4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5.264cm" svg:y="0.5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246cm" svg:height="0.303cm" svg:x="25.538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5.815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6.121cm" svg:y="0.4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6.268cm" svg:y="0.4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6.499cm" svg:y="0.166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text-style-name="P3" draw:layer="layout" svg:width="5.606cm" svg:height="0.028cm" svg:x="21.191cm" svg:y="0.937cm" svg:viewBox="0 0 5607 29" draw:points="2804,29 0,29 0,0 5607,0 5607,29">
            <text:p/>
          </draw:polygon>
          <draw:path draw:style-name="gr3" draw:text-style-name="P3" draw:layer="layout" svg:width="0.276cm" svg:height="0.427cm" svg:x="21.233cm" svg:y="0.344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text-style-name="P3" draw:layer="layout" svg:width="0.335cm" svg:height="0.389cm" svg:x="21.768cm" svg:y="0.28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2.39cm" svg:y="0.139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text-style-name="P3" draw:layer="layout" svg:width="0.246cm" svg:height="0.303cm" svg:x="22.711cm" svg:y="0.344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3.009cm" svg:y="0.43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text-style-name="P3" draw:layer="layout" svg:width="0.079cm" svg:height="0.201cm" svg:x="23.268cm" svg:y="0.56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3.541cm" svg:y="0.344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817cm" svg:y="0.534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4.183cm" svg:y="0.56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57cm" svg:y="0.344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734cm" svg:y="0.534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04cm" svg:y="0.4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5.282cm" svg:y="0.56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555cm" svg:y="0.344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5.831cm" svg:y="0.534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6.137cm" svg:y="0.4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6.285cm" svg:y="0.4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6.517cm" svg:y="0.139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text-style-name="P3" draw:layer="layout" svg:width="5.606cm" svg:height="0.028cm" svg:x="21.206cm" svg:y="0.911cm" svg:viewBox="0 0 5607 29" draw:points="2804,29 0,29 0,0 5607,0 5607,29">
            <text:p/>
          </draw:polygon>
          <draw:path draw:style-name="gr3" draw:text-style-name="P3" draw:layer="layout" svg:width="0.276cm" svg:height="0.427cm" svg:x="21.25cm" svg:y="0.371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text-style-name="P3" draw:layer="layout" svg:width="0.335cm" svg:height="0.389cm" svg:x="21.786cm" svg:y="0.30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2.407cm" svg:y="0.166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text-style-name="P3" draw:layer="layout" svg:width="0.246cm" svg:height="0.303cm" svg:x="22.728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143cm" svg:height="0.316cm" svg:x="23.026cm" svg:y="0.456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text-style-name="P3" draw:layer="layout" svg:width="0.079cm" svg:height="0.201cm" svg:x="23.285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3.558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3.834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4.2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74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4.751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057cm" svg:y="0.4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5.299cm" svg:y="0.5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572cm" svg:y="0.371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5.848cm" svg:y="0.56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6.154cm" svg:y="0.4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6.3cm" svg:y="0.4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6.534cm" svg:y="0.166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text-style-name="P3" draw:layer="layout" svg:width="5.606cm" svg:height="0.028cm" svg:x="21.223cm" svg:y="0.937cm" svg:viewBox="0 0 5607 29" draw:points="2804,29 0,29 0,0 5607,0 5607,29">
            <text:p/>
          </draw:polygon>
        </draw:g>
        <draw:g>
          <svg:title>TexMaths</svg:title>
          <svg:desc>19§latex§\pmb{update $PMSI \leftarrow P_{new}$}§svg§600§TRUE§</svg:desc>
          <draw:polygon draw:style-name="gr4" draw:text-style-name="P4" draw:layer="layout" svg:width="6.765cm" svg:height="0.62cm" svg:x="1.029cm" svg:y="-4.999cm" svg:viewBox="0 0 6766 621" draw:points="3382,621 0,621 0,0 6766,0 6766,621">
            <text:p/>
          </draw:polygon>
          <draw:path draw:style-name="gr3" draw:text-style-name="P3" draw:layer="layout" svg:width="0.337cm" svg:height="0.303cm" svg:x="1.05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19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812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88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507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773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3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24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55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987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532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376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99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38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383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67cm" svg:y="-4.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36cm" svg:y="-4.8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829cm" svg:y="-4.999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205cm" svg:y="-4.83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524cm" svg:y="-4.946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79cm" svg:y="-4.83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317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39cm" svg:y="-4.99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567cm" svg:y="-5.00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004cm" svg:y="-4.99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549cm" svg:y="-4.8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391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816cm" svg:y="-4.64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55cm" svg:y="-4.6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4cm" svg:y="-4.6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84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53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846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222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541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806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334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56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584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019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566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408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832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72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415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 \text{  } \underline{s_{p''} = null}$ then}§svg§600§TRUE§</svg:desc>
          <draw:polygon draw:style-name="gr4" draw:text-style-name="P4" draw:layer="layout" svg:width="9.151cm" svg:height="0.788cm" svg:x="10.392cm" svg:y="1.6cm" svg:viewBox="0 0 9152 789" draw:points="4575,789 0,789 0,0 9152,0 9152,789">
            <text:p/>
          </draw:polygon>
          <draw:path draw:style-name="gr3" draw:text-style-name="P3" draw:layer="layout" svg:width="0.143cm" svg:height="0.447cm" svg:x="10.415cm" svg:y="1.641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text-style-name="P3" draw:layer="layout" svg:width="0.217cm" svg:height="0.472cm" svg:x="10.599cm" svg:y="1.617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1.038cm" svg:y="1.793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313cm" svg:y="1.9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1.619cm" svg:y="1.8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2.026cm" svg:y="1.8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478cm" svg:height="0.457cm" svg:x="12.719cm" svg:y="1.6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3.24cm" svg:y="1.63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3.966cm" svg:y="1.617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311cm" svg:height="0.457cm" svg:x="14.399cm" svg:y="1.632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46cm" svg:height="0.303cm" svg:x="14.978cm" svg:y="1.793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256cm" svg:y="1.9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562cm" svg:y="1.8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708cm" svg:y="1.8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6.115cm" svg:y="1.8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6.8cm" svg:y="1.793cm" svg:viewBox="0 0 363 304" svg:d="M40 257c-2 11-6 26-6 30 0 11 10 17 19 17 8 0 19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text-style-name="P3" draw:layer="layout" svg:width="0.345cm" svg:height="0.303cm" svg:x="17.199cm" svg:y="1.79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7.591cm" svg:y="1.624cm" svg:viewBox="0 0 144 473" svg:d="M144 8c0 0 0-8-7-8-17 0-67 6-84 8-6 0-13 0-13 13 0 8 7 8 17 8 32 0 34 5 34 11l-2 13-85 335c-2 7-4 13-4 22 0 38 30 63 61 63 23 0 40-13 51-38 13-25 21-65 21-66 0-6-6-6-8-6-7 0-7 2-9 11-12 44-25 84-53 84-19 0-19-21-19-30 0-18 0-20 3-33z">
            <text:p/>
          </draw:path>
          <draw:path draw:style-name="gr3" draw:text-style-name="P3" draw:layer="layout" svg:width="0.143cm" svg:height="0.472cm" svg:x="17.802cm" svg:y="1.624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text-style-name="P3" draw:layer="layout" svg:width="3.048cm" svg:height="0.028cm" svg:x="14.944cm" svg:y="2.36cm" svg:viewBox="0 0 3049 29" draw:points="1526,29 0,29 0,0 3049,0 3049,29">
            <text:p/>
          </draw:polygon>
          <draw:path draw:style-name="gr3" draw:text-style-name="P3" draw:layer="layout" svg:width="0.21cm" svg:height="0.419cm" svg:x="18.227cm" svg:y="1.677cm" svg:viewBox="0 0 211 420" svg:d="M104 144h95v-20h-95v-124h-17c-2 55-21 127-87 129v15h57v185c0 83 63 91 87 91 48 0 67-48 67-91v-38h-17v38c0 49-21 74-46 74-44 0-44-61-44-72z">
            <text:p/>
          </draw:path>
          <draw:path draw:style-name="gr3" draw:text-style-name="P3" draw:layer="layout" svg:width="0.337cm" svg:height="0.465cm" svg:x="18.495cm" svg:y="1.62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18.862cm" svg:y="1.7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9.16cm" svg:y="1.793cm" svg:viewBox="0 0 338 296" svg:d="M53 67v178c0 30-7 31-53 31v20c23 0 57-1 76-1 17 0 51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3cm" svg:height="0.447cm" svg:x="10.43cm" svg:y="1.615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text-style-name="P3" draw:layer="layout" svg:width="0.217cm" svg:height="0.472cm" svg:x="10.616cm" svg:y="1.59cm" svg:viewBox="0 0 218 473" svg:d="M95 184v-78c0-59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1.053cm" svg:y="1.767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331cm" svg:y="1.95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1.636cm" svg:y="1.8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2.043cm" svg:y="1.8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478cm" svg:height="0.457cm" svg:x="12.735cm" svg:y="1.60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3.257cm" svg:y="1.605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3.981cm" svg:y="1.59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311cm" svg:height="0.457cm" svg:x="14.416cm" svg:y="1.605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46cm" svg:height="0.303cm" svg:x="14.996cm" svg:y="1.767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273cm" svg:y="1.95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579cm" svg:y="1.8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725cm" svg:y="1.8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6.132cm" svg:y="1.8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6.818cm" svg:y="1.76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text-style-name="P3" draw:layer="layout" svg:width="0.345cm" svg:height="0.303cm" svg:x="17.217cm" svg:y="1.767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7.608cm" svg:y="1.598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ath draw:style-name="gr3" draw:text-style-name="P3" draw:layer="layout" svg:width="0.143cm" svg:height="0.472cm" svg:x="17.819cm" svg:y="1.598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text-style-name="P3" draw:layer="layout" svg:width="3.048cm" svg:height="0.028cm" svg:x="14.961cm" svg:y="2.333cm" svg:viewBox="0 0 3049 29" draw:points="1526,29 0,29 0,0 3049,0 3049,29">
            <text:p/>
          </draw:polygon>
          <draw:path draw:style-name="gr3" draw:text-style-name="P3" draw:layer="layout" svg:width="0.21cm" svg:height="0.419cm" svg:x="18.244cm" svg:y="1.651cm" svg:viewBox="0 0 211 420" svg:d="M104 144h95v-20h-95v-124h-17c-2 55-21 127-87 129v15h57v185c0 83 63 91 87 91 48 0 67-48 67-91v-38h-17v38c0 49-21 74-46 74-44 0-44-61-44-72z">
            <text:p/>
          </draw:path>
          <draw:path draw:style-name="gr3" draw:text-style-name="P3" draw:layer="layout" svg:width="0.337cm" svg:height="0.465cm" svg:x="18.51cm" svg:y="1.598cm" svg:viewBox="0 0 338 466" svg:d="M53 414c0 31-7 31-53 31v21c23 0 57-2 76-2 17 0 53 2 76 2v-21c-46 0-53 0-53-31v-123c0-71 47-107 91-107 42 0 49 36 49 74v156c0 31-7 31-53 31v21c25 0 59-2 76-2s53 2 76 2v-21c-36 0-51 0-53-21v-128c0-57 0-78-21-102-9-12-30-25-70-25-57 0-86 40-97 67v-236l-97 8v21c47 0 53 3 53 38z">
            <text:p/>
          </draw:path>
          <draw:path draw:style-name="gr3" draw:text-style-name="P3" draw:layer="layout" svg:width="0.259cm" svg:height="0.307cm" svg:x="18.877cm" svg:y="1.76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9.175cm" svg:y="1.767cm" svg:viewBox="0 0 338 296" svg:d="M53 67v178c0 30-7 31-53 31v20c23 0 57-1 76-1 17 0 51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3cm" svg:height="0.447cm" svg:x="10.447cm" svg:y="1.641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text-style-name="P3" draw:layer="layout" svg:width="0.217cm" svg:height="0.472cm" svg:x="10.631cm" svg:y="1.617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1.07cm" svg:y="1.793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1.348cm" svg:y="1.9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1.654cm" svg:y="1.8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2.06cm" svg:y="1.8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478cm" svg:height="0.457cm" svg:x="12.752cm" svg:y="1.6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67cm" svg:height="0.457cm" svg:x="13.274cm" svg:y="1.63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13.998cm" svg:y="1.617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311cm" svg:height="0.457cm" svg:x="14.433cm" svg:y="1.632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46cm" svg:height="0.303cm" svg:x="15.013cm" svg:y="1.793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288cm" svg:y="1.9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594cm" svg:y="1.8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74cm" svg:y="1.8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6.149cm" svg:y="1.8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6.833cm" svg:y="1.793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text-style-name="P3" draw:layer="layout" svg:width="0.345cm" svg:height="0.303cm" svg:x="17.234cm" svg:y="1.79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7.623cm" svg:y="1.624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ath draw:style-name="gr3" draw:text-style-name="P3" draw:layer="layout" svg:width="0.143cm" svg:height="0.472cm" svg:x="17.836cm" svg:y="1.624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text-style-name="P3" draw:layer="layout" svg:width="3.048cm" svg:height="0.028cm" svg:x="14.977cm" svg:y="2.36cm" svg:viewBox="0 0 3049 29" draw:points="1526,29 0,29 0,0 3049,0 3049,29">
            <text:p/>
          </draw:polygon>
          <draw:path draw:style-name="gr3" draw:text-style-name="P3" draw:layer="layout" svg:width="0.21cm" svg:height="0.419cm" svg:x="18.26cm" svg:y="1.677cm" svg:viewBox="0 0 211 420" svg:d="M104 144h95v-20h-95v-124h-17c-2 55-21 127-87 129v15h57v185c0 83 63 91 87 91 48 0 67-48 67-91v-38h-17v38c0 49-21 74-46 74-44 0-44-61-44-72z">
            <text:p/>
          </draw:path>
          <draw:path draw:style-name="gr3" draw:text-style-name="P3" draw:layer="layout" svg:width="0.337cm" svg:height="0.465cm" svg:x="18.528cm" svg:y="1.62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18.894cm" svg:y="1.7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19.193cm" svg:y="1.793cm" svg:viewBox="0 0 338 296" svg:d="M53 67v178c0 30-7 31-53 31v20c23 0 57-1 76-1 17 0 53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\pmb{update  $s_p \leftarrow s_{p'}$} §svg§600§TRUE§</svg:desc>
          <draw:polygon draw:style-name="gr4" draw:text-style-name="P4" draw:layer="layout" svg:width="4.675cm" svg:height="0.683cm" svg:x="12.89cm" svg:y="2.392cm" svg:viewBox="0 0 4676 684" draw:points="2337,684 0,684 0,0 4676,0 4676,684">
            <text:p/>
          </draw:polygon>
          <draw:path draw:style-name="gr3" draw:text-style-name="P3" draw:layer="layout" svg:width="0.337cm" svg:height="0.303cm" svg:x="12.911cm" svg:y="2.58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3.28cm" svg:y="2.58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3.673cm" svg:y="2.419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14.049cm" svg:y="2.58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4.368cm" svg:y="2.47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4.634cm" svg:y="2.58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5.17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447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5.979cm" svg:y="2.54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6.831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108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414cm" svg:y="2.66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2.928cm" svg:y="2.5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3.297cm" svg:y="2.5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3.69cm" svg:y="2.392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4.066cm" svg:y="2.55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4.385cm" svg:y="2.445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4.651cm" svg:y="2.5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5.185cm" svg:y="2.561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465cm" svg:y="2.749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5.997cm" svg:y="2.51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6.846cm" svg:y="2.561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125cm" svg:y="2.749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431cm" svg:y="2.63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2.945cm" svg:y="2.58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3.314cm" svg:y="2.58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3.707cm" svg:y="2.419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14.083cm" svg:y="2.58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4.402cm" svg:y="2.472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4.667cm" svg:y="2.58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5.202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5.48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6.012cm" svg:y="2.54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6.863cm" svg:y="2.588cm" svg:viewBox="0 0 247 304" svg:d="M228 46c-19 0-32 15-32 30 0 10 5 19 21 19 15 0 30-11 30-38 0-28-28-57-80-57-89 0-114 68-114 99 0 51 52 63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14cm" svg:y="2.77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448cm" svg:y="2.662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pmb{ update $ s_{p''} \leftarrow \left\lbrace 0,1\right\rbrace^{34} \notin \left\lbrace \right s_p,s_{p'},\underline{s_{p''}}\vert \forall s \in S\rbrace$} §svg§600§TRUE§</svg:desc>
          <draw:polygon draw:style-name="gr4" draw:text-style-name="P4" draw:layer="layout" svg:width="13.219cm" svg:height="0.963cm" svg:x="12.832cm" svg:y="2.96cm" svg:viewBox="0 0 13220 964" draw:points="6610,964 0,964 0,0 13220,0 13220,964">
            <text:p/>
          </draw:polygon>
          <draw:path draw:style-name="gr3" draw:text-style-name="P3" draw:layer="layout" svg:width="0.337cm" svg:height="0.303cm" svg:x="12.853cm" svg:y="3.327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3.22cm" svg:y="3.327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33cm" svg:height="0.472cm" svg:x="13.613cm" svg:y="3.16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13.987cm" svg:y="3.323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4.304cm" svg:y="3.213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259cm" svg:height="0.307cm" svg:x="14.569cm" svg:y="3.323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46cm" svg:height="0.303cm" svg:x="15.104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38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686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832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6.241cm" svg:y="3.28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38cm" svg:height="0.668cm" svg:x="17.101cm" svg:y="3.1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82cm" svg:height="0.461cm" svg:x="17.413cm" svg:y="3.179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01cm" svg:x="17.778cm" svg:y="3.5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21cm" svg:height="0.446cm" svg:x="18.076cm" svg:y="3.179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text-style-name="P3" draw:layer="layout" svg:width="0.238cm" svg:height="0.668cm" svg:x="18.397cm" svg:y="3.1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216cm" svg:height="0.32cm" svg:x="18.711cm" svg:y="2.977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text-style-name="P3" draw:layer="layout" svg:width="0.231cm" svg:height="0.316cm" svg:x="18.969cm" svg:y="2.972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text-style-name="P3" draw:layer="layout" svg:width="0.261cm" svg:height="0.668cm" svg:x="19.548cm" svg:y="3.12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9.493cm" svg:y="3.2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0.116cm" svg:y="3.1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46cm" svg:height="0.303cm" svg:x="20.628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05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1.272cm" svg:y="3.5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1.545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21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2.127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2.368cm" svg:y="3.55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246cm" svg:height="0.303cm" svg:x="22.642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19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3.225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3.371cm" svg:y="3.403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0.951cm" svg:height="0.028cm" svg:x="22.607cm" svg:y="3.894cm" svg:viewBox="0 0 952 29" draw:points="475,29 0,29 0,0 952,0 952,29">
            <text:p/>
          </draw:polygon>
          <draw:path draw:style-name="gr3" draw:text-style-name="P3" draw:layer="layout" svg:width="0.027cm" svg:height="0.668cm" svg:x="23.635cm" svg:y="3.122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3.742cm" svg:y="3.16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246cm" svg:height="0.303cm" svg:x="24.146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24.663cm" svg:y="3.2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25.271cm" svg:y="3.152cm" svg:viewBox="0 0 397 489" svg:d="M397 8c0-4 0-8-6-8-3 0-5 0-13 10l-32 38c-17-31-52-48-95-48-86 0-167 78-167 158 0 55 36 85 70 95l72 19c25 6 61 17 61 72 0 59-53 124-120 124-44 0-118-16-118-99 0-15 4-33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text-style-name="P3" draw:layer="layout" svg:width="0.238cm" svg:height="0.668cm" svg:x="25.731cm" svg:y="3.1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337cm" svg:height="0.303cm" svg:x="12.87cm" svg:y="3.3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3.237cm" svg:y="3.3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33cm" svg:height="0.472cm" svg:x="13.63cm" svg:y="3.133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14.004cm" svg:y="3.297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4.322cm" svg:y="3.186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259cm" svg:height="0.307cm" svg:x="14.586cm" svg:y="3.297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46cm" svg:height="0.303cm" svg:x="15.12cm" svg:y="3.3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397cm" svg:y="3.4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703cm" svg:y="3.3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849cm" svg:y="3.3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6.258cm" svg:y="3.2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38cm" svg:height="0.668cm" svg:x="17.118cm" svg:y="3.095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82cm" svg:height="0.461cm" svg:x="17.43cm" svg:y="3.152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01cm" svg:x="17.795cm" svg:y="3.5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21cm" svg:height="0.446cm" svg:x="18.093cm" svg:y="3.152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text-style-name="P3" draw:layer="layout" svg:width="0.238cm" svg:height="0.668cm" svg:x="18.414cm" svg:y="3.095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216cm" svg:height="0.32cm" svg:x="18.728cm" svg:y="2.951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text-style-name="P3" draw:layer="layout" svg:width="0.231cm" svg:height="0.316cm" svg:x="18.986cm" svg:y="2.945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text-style-name="P3" draw:layer="layout" svg:width="0.261cm" svg:height="0.668cm" svg:x="19.565cm" svg:y="3.095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9.508cm" svg:y="3.23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0.132cm" svg:y="3.095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46cm" svg:height="0.303cm" svg:x="20.645cm" svg:y="3.3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2cm" svg:y="3.4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1.287cm" svg:y="3.5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1.56cm" svg:y="3.3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38cm" svg:y="3.4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2.144cm" svg:y="3.3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2.385cm" svg:y="3.5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2.659cm" svg:y="3.3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34cm" svg:y="3.4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3.24cm" svg:y="3.37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3.388cm" svg:y="3.377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0.951cm" svg:height="0.028cm" svg:x="22.624cm" svg:y="3.867cm" svg:viewBox="0 0 952 29" draw:points="475,29 0,29 0,0 952,0 952,29">
            <text:p/>
          </draw:polygon>
          <draw:path draw:style-name="gr3" draw:text-style-name="P3" draw:layer="layout" svg:width="0.027cm" svg:height="0.668cm" svg:x="23.652cm" svg:y="3.095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3.759cm" svg:y="3.133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246cm" svg:height="0.303cm" svg:x="24.162cm" svg:y="3.3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24.68cm" svg:y="3.23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25.288cm" svg:y="3.126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238cm" svg:height="0.668cm" svg:x="25.748cm" svg:y="3.095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337cm" svg:height="0.303cm" svg:x="12.887cm" svg:y="3.327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3.254cm" svg:y="3.327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text-style-name="P3" draw:layer="layout" svg:width="0.33cm" svg:height="0.472cm" svg:x="13.645cm" svg:y="3.16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14.021cm" svg:y="3.323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14.339cm" svg:y="3.213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259cm" svg:height="0.307cm" svg:x="14.603cm" svg:y="3.323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46cm" svg:height="0.303cm" svg:x="15.137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414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5.72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866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6.273cm" svg:y="3.28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38cm" svg:height="0.668cm" svg:x="17.135cm" svg:y="3.1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82cm" svg:height="0.461cm" svg:x="17.447cm" svg:y="3.179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01cm" svg:x="17.812cm" svg:y="3.5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21cm" svg:height="0.446cm" svg:x="18.108cm" svg:y="3.179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text-style-name="P3" draw:layer="layout" svg:width="0.238cm" svg:height="0.668cm" svg:x="18.431cm" svg:y="3.1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216cm" svg:height="0.32cm" svg:x="18.745cm" svg:y="2.977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text-style-name="P3" draw:layer="layout" svg:width="0.231cm" svg:height="0.316cm" svg:x="19.003cm" svg:y="2.972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text-style-name="P3" draw:layer="layout" svg:width="0.261cm" svg:height="0.668cm" svg:x="19.581cm" svg:y="3.12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9.526cm" svg:y="3.2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238cm" svg:height="0.668cm" svg:x="20.149cm" svg:y="3.1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text-style-name="P3" draw:layer="layout" svg:width="0.246cm" svg:height="0.303cm" svg:x="20.662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37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79cm" svg:height="0.201cm" svg:x="21.304cm" svg:y="3.5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1.578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55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2.161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2.402cm" svg:y="3.5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2.676cm" svg:y="3.3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51cm" svg:y="3.5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3.257cm" svg:y="3.40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3.403cm" svg:y="3.403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0.951cm" svg:height="0.028cm" svg:x="22.64cm" svg:y="3.894cm" svg:viewBox="0 0 952 29" draw:points="475,29 0,29 0,0 952,0 952,29">
            <text:p/>
          </draw:polygon>
          <draw:path draw:style-name="gr3" draw:text-style-name="P3" draw:layer="layout" svg:width="0.027cm" svg:height="0.668cm" svg:x="23.669cm" svg:y="3.122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3.774cm" svg:y="3.16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246cm" svg:height="0.303cm" svg:x="24.179cm" svg:y="3.32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9cm" svg:x="24.697cm" svg:y="3.2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text-style-name="P3" draw:layer="layout" svg:width="0.396cm" svg:height="0.488cm" svg:x="25.305cm" svg:y="3.152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238cm" svg:height="0.668cm" svg:x="25.765cm" svg:y="3.1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5" draw:text-style-name="P5" draw:layer="layout" svg:x1="14.224cm" svg:y1="9.724cm" svg:x2="25.4cm" svg:y2="9.7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8.8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8.8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8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8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8.8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8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8.8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8.8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8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8.8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8.8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8.8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8.8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9.2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8.8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8.8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8.8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8.8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5" draw:layer="layout" svg:x1="2.286cm" svg:y1="9.724cm" svg:x2="14.224cm" svg:y2="9.7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75cm" svg:y="8.81cm" svg:viewBox="0 0 11850 667" draw:points="5926,667 0,667 0,0 11850,0 11850,667">
            <text:p/>
          </draw:polygon>
          <draw:path draw:style-name="gr3" draw:text-style-name="P3" draw:layer="layout" svg:width="0.303cm" svg:height="0.307cm" svg:x="2.403cm" svg:y="9.00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728cm" svg:y="9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89cm" svg:y="8.8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57cm" svg:y="8.84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724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4.022cm" svg:y="9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64cm" svg:y="8.8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632cm" svg:y="8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818cm" svg:y="9.009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12cm" svg:y="9.009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436cm" svg:y="8.8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706cm" svg:y="8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86cm" svg:y="9.00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222cm" svg:y="9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811cm" svg:y="9.01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72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72cm" svg:y="9.013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721cm" svg:y="9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88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86cm" svg:y="9.009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641cm" svg:y="8.8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75cm" svg:y="8.80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95cm" svg:y="8.85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903cm" svg:y="8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404cm" svg:y="8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012cm" svg:y="8.85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613cm" svg:y="9.2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73cm" svg:y="8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93cm" svg:y="8.854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93cm" svg:y="8.857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83cm" svg:y="8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4.003cm" svg:y="8.80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6" draw:layer="layout" svg:width="3.046cm" svg:height="1.474cm" svg:x="0.764cm" svg:y="10.23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125cm" svg:y1="19.602cm" svg:x2="2.064cm" svg:y2="19.6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343cm" svg:y="18.767cm" svg:viewBox="0 0 9559 667" draw:points="4780,667 0,667 0,0 9559,0 9559,667">
            <text:p/>
          </draw:polygon>
          <draw:path draw:style-name="gr3" draw:text-style-name="P3" draw:layer="layout" svg:width="0.303cm" svg:height="0.307cm" svg:x="3.372cm" svg:y="18.9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696cm" svg:y="18.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057cm" svg:y="18.8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25cm" svg:y="18.8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692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99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332cm" svg:y="18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cm" svg:y="18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786cm" svg:y="18.9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089cm" svg:y="18.9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04cm" svg:y="18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674cm" svg:y="18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854cm" svg:y="18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191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78cm" svg:y="18.9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04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338cm" svg:y="18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598cm" svg:y="18.9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986cm" svg:y="18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2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691cm" svg:y="18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951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16cm" svg:y="18.7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744cm" svg:y="18.7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182cm" svg:y="18.8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692cm" svg:y="18.8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29cm" svg:y="18.7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68cm" svg:y="18.7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30.734cm" svg:x2="2.794cm" svg:y2="30.734cm">
          <text:p/>
        </draw:line>
        <draw:line draw:style-name="gr10" draw:text-style-name="P1" draw:layer="layout" svg:x1="13.37cm" svg:y1="30.734cm" svg:x2="14.894cm" svg:y2="30.734cm">
          <text:p/>
        </draw:line>
        <draw:line draw:style-name="gr10" draw:text-style-name="P1" draw:layer="layout" svg:x1="24.47cm" svg:y1="30.734cm" svg:x2="25.994cm" svg:y2="30.734cm">
          <text:p/>
        </draw:line>
        <draw:g>
          <svg:title>TexMaths</svg:title>
          <svg:desc>19§latex§$\pmb{PMSI,P_{new}, \kappa}},\mathcal{K},SQN$§svg§600§TRUE§</svg:desc>
          <draw:polygon draw:style-name="gr4" draw:text-style-name="P4" draw:layer="layout" svg:width="7.187cm" svg:height="0.605cm" svg:x="0.488cm" svg:y="-8.577cm" svg:viewBox="0 0 7188 606" draw:points="3593,606 0,606 0,0 7188,0 7188,606">
            <text:p/>
          </draw:polygon>
          <draw:path draw:style-name="gr3" draw:text-style-name="P3" draw:layer="layout" svg:width="0.478cm" svg:height="0.457cm" svg:x="0.51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7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8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48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7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12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5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2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8.57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8cm" svg:y="-8.592cm" svg:viewBox="0 0 397 488" svg:d="M397 8c0-4 0-8-6-8-3 0-5 0-13 9l-32 38c-17-30-51-47-95-47-86 0-167 78-167 158 0 55 36 85 70 95l72 19c25 5 61 17 61 72 0 59-53 123-120 123-43 0-118-15-118-99 0-15 4-32 4-36 2-2 2-3 2-3 0-8-6-8-7-8-4 0-6 0-8 2s-40 156-40 157c0 4 4 8 8 8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5cm" svg:y="-8.57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97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6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87cm" svg:y="-8.22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25cm" svg:y="-8.22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7cm" svg:y="-8.22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38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13cm" svg:y="-8.415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4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68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9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3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61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76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30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4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8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53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28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5.03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93cm" svg:y="-8.57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5.8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124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57cm" svg:y="-8.57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091cm" svg:y="-8.55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7" draw:layer="layout" svg:width="8.382cm" svg:height="2.118cm" svg:x="0.762cm" svg:y="12.1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verify $XSQN = u_{SQN}$}§svg§600§TRUE§</svg:desc>
          <draw:polygon draw:style-name="gr4" draw:text-style-name="P4" draw:layer="layout" svg:width="6.581cm" svg:height="0.681cm" svg:x="1.139cm" svg:y="13.358cm" svg:viewBox="0 0 6582 682" draw:points="3291,682 0,682 0,0 6582,0 6582,682">
            <text:p/>
          </draw:polygon>
          <draw:path draw:style-name="gr3" draw:text-style-name="P3" draw:layer="layout" svg:width="0.328cm" svg:height="0.296cm" svg:x="1.152cm" svg:y="13.559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491cm" svg:y="13.54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.787cm" svg:y="13.551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049cm" svg:y="13.39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235cm" svg:y="13.37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429cm" svg:y="13.559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009cm" svg:y="13.39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628cm" svg:y="13.375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073cm" svg:y="13.375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592cm" svg:y="13.3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395cm" svg:y="13.60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081cm" svg:y="13.551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478cm" svg:y="13.618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6.826cm" svg:y="13.618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246cm" svg:y="13.627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168cm" svg:y="13.532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508cm" svg:y="13.521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.802cm" svg:y="13.525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066cm" svg:y="13.37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251cm" svg:y="13.348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446cm" svg:y="13.532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024cm" svg:y="13.363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645cm" svg:y="13.348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09cm" svg:y="13.348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609cm" svg:y="13.36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412cm" svg:y="13.57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098cm" svg:y="13.525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494cm" svg:y="13.591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6.843cm" svg:y="13.591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263cm" svg:y="13.601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185cm" svg:y="13.559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523cm" svg:y="13.54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.819cm" svg:y="13.551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083cm" svg:y="13.39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268cm" svg:y="13.37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461cm" svg:y="13.559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041cm" svg:y="13.39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662cm" svg:y="13.375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105cm" svg:y="13.375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626cm" svg:y="13.3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429cm" svg:y="13.60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114cm" svg:y="13.551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511cm" svg:y="13.618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6.86cm" svg:y="13.618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9 3-28 9-45 9-8 0-25 0-25-19 0-17 19-34 40-34 17 0 28 7 30 44z">
            <text:p/>
          </draw:path>
          <draw:path draw:style-name="gr3" draw:text-style-name="P3" draw:layer="layout" svg:width="0.417cm" svg:height="0.32cm" svg:x="7.28cm" svg:y="13.627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custom-shape draw:style-name="gr12" draw:text-style-name="P7" draw:layer="layout" svg:width="7.112cm" svg:height="1.162cm" svg:x="10.63cm" svg:y="19.9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828cm" svg:y="20.234cm" svg:viewBox="0 0 6764 593" draw:points="3382,593 0,593 0,0 6764,0 6764,593">
            <text:p/>
          </draw:polygon>
          <draw:path draw:style-name="gr3" draw:text-style-name="P3" draw:layer="layout" svg:width="0.328cm" svg:height="0.295cm" svg:x="10.841cm" svg:y="20.4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18cm" svg:y="20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476cm" svg:y="20.4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738cm" svg:y="20.2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1.924cm" svg:y="20.2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118cm" svg:y="20.4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713cm" svg:y="20.2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152cm" svg:y="20.2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661cm" svg:y="20.2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201cm" svg:y="20.2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835cm" svg:y="20.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517cm" svg:y="20.2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131cm" svg:y="20.2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638cm" svg:y="20.2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178cm" svg:y="20.2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line draw:style-name="gr13" draw:text-style-name="P5" draw:layer="layout" svg:x1="2.064cm" svg:y1="22.156cm" svg:x2="14.125cm" svg:y2="22.156cm">
          <text:p/>
        </draw:line>
        <draw:g>
          <svg:title>TexMaths</svg:title>
          <svg:desc>19§latex§encrypted with CK§svg§600§TRUE§</svg:desc>
          <draw:polygon draw:style-name="gr4" draw:text-style-name="P4" draw:layer="layout" svg:width="5.604cm" svg:height="0.592cm" svg:x="5.283cm" svg:y="21.334cm" svg:viewBox="0 0 5605 593" draw:points="2803,593 0,593 0,0 5605,0 5605,593">
            <text:p/>
          </draw:polygon>
          <draw:path draw:style-name="gr3" draw:text-style-name="P3" draw:layer="layout" svg:width="0.259cm" svg:height="0.307cm" svg:x="5.302cm" svg:y="21.4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6cm" svg:y="21.5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56cm" svg:height="0.307cm" svg:x="5.971cm" svg:y="21.497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25cm" svg:height="0.295cm" svg:x="6.263cm" svg:y="21.50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328cm" svg:height="0.427cm" svg:x="6.518cm" svg:y="21.5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3cm" svg:height="0.427cm" svg:x="6.875cm" svg:y="21.501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1cm" svg:height="0.419cm" svg:x="7.238cm" svg:y="21.38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7.502cm" svg:y="21.4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7.802cm" svg:y="21.33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459cm" svg:height="0.295cm" svg:x="8.384cm" svg:y="21.508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8cm" svg:x="8.874cm" svg:y="21.3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9.051cm" svg:y="21.385cm" svg:viewBox="0 0 211 420" svg:d="M105 144h95v-20h-95v-124h-18c-2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9.317cm" svg:y="21.332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408cm" svg:height="0.487cm" svg:x="9.925cm" svg:y="21.324cm" svg:viewBox="0 0 409 488" svg:d="M0 243c0 139 108 245 234 245 108 0 175-95 175-171 0-7 0-11-10-11-6 0-6 4-8 10-5 96-76 152-150 152-40 0-173-23-173-225 0-199 131-222 173-222 72 0 133 61 147 160 0 7 0 11 9 11 11 0 12-4 12-17v-160c0-11-1-15-8-15-2 0-6 0-11 8l-33 49c-25-23-59-57-123-57-126 0-234 106-234 243z">
            <text:p/>
          </draw:path>
          <draw:path draw:style-name="gr3" draw:text-style-name="P3" draw:layer="layout" svg:width="0.47cm" svg:height="0.457cm" svg:x="10.39cm" svg:y="21.339cm" svg:viewBox="0 0 471 458" svg:d="M245 177l122-116c5-6 41-40 95-40v-21c-17 2-38 2-57 2-25 0-63 0-86-2v21c27 0 33 15 33 23 0 9-8 17-14 21l-209 201v-213c0-24 0-32 53-32h16v-21c-23 2-73 2-99 2-25 0-76 0-99-2v21h15c53 0 53 8 53 32v354c0 23 0 30-53 30h-15v21c23-2 72-2 99-2 24 0 76 0 99 2v-21h-16c-53 0-53-7-53-30v-118l78-74 122 180c3 6 9 14 9 23 0 19-26 19-40 19v21c23-2 71-2 95-2 25 0 50 0 78 2v-21c-36 0-49-2-70-32z">
            <text:p/>
          </draw:path>
        </draw:g>
        <draw:g>
          <svg:title>TexMaths</svg:title>
          <svg:desc>19§latex§authenticity protected with IK§svg§600§TRUE§</svg:desc>
          <draw:polygon draw:style-name="gr4" draw:text-style-name="P4" draw:layer="layout" svg:width="8.95cm" svg:height="0.592cm" svg:x="4.085cm" svg:y="22.427cm" svg:viewBox="0 0 8951 593" draw:points="4475,593 0,593 0,0 8951,0 8951,593">
            <text:p/>
          </draw:polygon>
          <draw:path draw:style-name="gr3" draw:text-style-name="P3" draw:layer="layout" svg:width="0.303cm" svg:height="0.307cm" svg:x="4.114cm" svg:y="22.5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337cm" svg:height="0.303cm" svg:x="4.438cm" svg:y="22.59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21cm" svg:height="0.419cm" svg:x="4.799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5.067cm" svg:y="22.4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59cm" svg:height="0.307cm" svg:x="5.434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732cm" svg:y="22.594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cm" svg:height="0.419cm" svg:x="6.074cm" svg:y="22.4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143cm" svg:height="0.447cm" svg:x="6.342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56cm" svg:height="0.307cm" svg:x="6.528cm" svg:y="22.5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143cm" svg:height="0.447cm" svg:x="6.823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7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28cm" svg:height="0.426cm" svg:x="7.239cm" svg:y="22.60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33cm" svg:height="0.426cm" svg:x="7.819cm" svg:y="22.594cm" svg:viewBox="0 0 331 427" svg:d="M97 44v-44l-97 8v20c48 0 53 4 53 33v315c0 30-7 30-53 30v21c23-2 57-3 76-3 17 0 51 1 76 3v-21c-46 0-53 0-53-30v-114-6c4 12 32 48 82 48 79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25cm" svg:height="0.295cm" svg:x="8.189cm" svg:y="22.594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297cm" svg:height="0.307cm" svg:x="8.449cm" svg:y="22.59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21cm" svg:height="0.419cm" svg:x="8.776cm" svg:y="22.4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9.04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56cm" svg:height="0.307cm" svg:x="9.34cm" svg:y="22.5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1cm" svg:height="0.419cm" svg:x="9.625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259cm" svg:height="0.307cm" svg:x="9.891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10.19cm" svg:y="22.425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459cm" svg:height="0.295cm" svg:x="10.771cm" svg:y="22.602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7cm" svg:x="11.261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1.438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11.706cm" svg:y="22.4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04cm" svg:height="0.457cm" svg:x="12.295cm" svg:y="22.433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47cm" svg:height="0.457cm" svg:x="12.538cm" svg:y="22.433cm" svg:viewBox="0 0 471 458" svg:d="M245 177l122-116c5-6 42-40 95-40v-21c-17 2-38 2-57 2-25 0-63 0-86-2v21c27 0 33 15 33 23 0 9-8 17-14 21l-209 201v-213c0-25 0-32 53-32h16v-21c-23 2-73 2-99 2-25 0-76 0-99-2v21h15c53 0 53 7 53 32v353c0 23 0 31-53 31h-15v21c23-2 72-2 99-2 25 0 76 0 99 2v-21h-16c-53 0-53-8-53-31v-117l78-74 122 180c4 6 9 13 9 23 0 19-26 19-40 19v21c23-2 71-2 95-2 25 0 50 0 78 2v-21c-36 0-49-2-70-32z">
            <text:p/>
          </draw:path>
        </draw:g>
        <draw:custom-shape draw:style-name="gr14" draw:text-style-name="P7" draw:layer="layout" svg:width="3.556cm" svg:height="1.626cm" svg:x="24.13cm" svg:y="6.756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639cm" svg:height="0.962cm" svg:x="0.917cm" svg:y="10.492cm">
          <draw:text-box>
            <text:p><text:span text:style-name="T1">BOX B</text:span></text:p>
          </draw:text-box>
        </draw:frame>
        <draw:frame draw:style-name="gr15" draw:text-style-name="P8" draw:layer="layout" svg:width="2.498cm" svg:height="0.962cm" svg:x="24.38cm" svg:y="7.138cm">
          <draw:text-box>
            <text:p><text:span text:style-name="T1">BOX A</text:span></text:p>
          </draw:text-box>
        </draw:frame>
        <draw:custom-shape draw:style-name="gr16" draw:text-style-name="P7" draw:layer="layout" svg:width="8.382cm" svg:height="2.92cm" svg:x="0.762cm" svg:y="14.6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update $PMSI \leftarrow P_{new}$}§svg§600§TRUE§</svg:desc>
          <draw:polygon draw:style-name="gr4" draw:text-style-name="P4" draw:layer="layout" svg:width="6.765cm" svg:height="0.62cm" svg:x="1.141cm" svg:y="15.741cm" svg:viewBox="0 0 6766 621" draw:points="3382,621 0,621 0,0 6766,0 6766,621">
            <text:p/>
          </draw:polygon>
          <draw:path draw:style-name="gr3" draw:text-style-name="P3" draw:layer="layout" svg:width="0.337cm" svg:height="0.303cm" svg:x="1.162cm" svg:y="15.9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531cm" svg:y="15.9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924cm" svg:y="15.767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3cm" svg:y="15.93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19cm" svg:y="15.8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885cm" svg:y="15.93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412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936cm" svg:y="15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662cm" svg:y="15.7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099cm" svg:y="15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644cm" svg:y="15.89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488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11cm" svg:y="16.12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25cm" svg:y="16.12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495cm" svg:y="16.12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179cm" svg:y="15.9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548cm" svg:y="15.9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941cm" svg:y="15.741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317cm" svg:y="15.90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36cm" svg:y="15.79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902cm" svg:y="15.90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429cm" svg:y="15.748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951cm" svg:y="15.748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679cm" svg:y="15.733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116cm" svg:y="15.748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661cm" svg:y="15.86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503cm" svg:y="15.748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28cm" svg:y="16.09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267cm" svg:y="16.09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12cm" svg:y="16.098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196cm" svg:y="15.9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565cm" svg:y="15.93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958cm" svg:y="15.767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334cm" svg:y="15.93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53cm" svg:y="15.8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2.918cm" svg:y="15.93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446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968cm" svg:y="15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4.696cm" svg:y="15.7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5.131cm" svg:y="15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94cm" svg:height="0.349cm" svg:x="5.678cm" svg:y="15.89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6.52cm" svg:y="15.77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44cm" svg:y="16.12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284cm" svg:y="16.12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27cm" svg:y="16.12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line draw:style-name="gr17" draw:text-style-name="P1" draw:layer="layout" svg:x1="1.027cm" svg:y1="-4.733cm" svg:x2="8.382cm" svg:y2="-4.672cm">
          <text:p/>
        </draw:line>
        <draw:line draw:style-name="gr17" draw:text-style-name="P1" draw:layer="layout" svg:x1="11.07cm" svg:y1="1.916cm" svg:x2="14.721cm" svg:y2="1.916cm">
          <text:p/>
        </draw:line>
        <draw:line draw:style-name="gr18" draw:text-style-name="P1" draw:layer="layout" svg:x1="12.446cm" svg:y1="2.732cm" svg:x2="18.034cm" svg:y2="2.732cm">
          <text:p/>
        </draw:line>
        <draw:g>
          <svg:title>TexMaths</svg:title>
          <svg:desc>19§latex§\underline{\pmb{update $q \leftarrow P_{new}$ }}§svg§600§TRUE§</svg:desc>
          <draw:polygon draw:style-name="gr4" draw:text-style-name="P4" draw:layer="layout" svg:width="5.306cm" svg:height="0.729cm" svg:x="1.127cm" svg:y="-4.331cm" svg:viewBox="0 0 5307 730" draw:points="2655,730 0,730 0,0 5307,0 5307,730">
            <text:p/>
          </draw:polygon>
          <draw:path draw:style-name="gr3" draw:text-style-name="P3" draw:layer="layout" svg:width="0.337cm" svg:height="0.303cm" svg:x="1.148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.517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text-style-name="P3" draw:layer="layout" svg:width="0.33cm" svg:height="0.472cm" svg:x="1.91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2.286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05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259cm" svg:height="0.307cm" svg:x="2.871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76cm" svg:height="0.427cm" svg:x="3.398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3.916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4.76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184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22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767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165cm" svg:y="-4.162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.534cm" svg:y="-4.162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text-style-name="P3" draw:layer="layout" svg:width="0.33cm" svg:height="0.472cm" svg:x="1.927cm" svg:y="-4.331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2.303cm" svg:y="-4.166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22cm" svg:y="-4.278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259cm" svg:height="0.307cm" svg:x="2.888cm" svg:y="-4.16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76cm" svg:height="0.427cm" svg:x="3.415cm" svg:y="-4.162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3.934cm" svg:y="-4.20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4.775cm" svg:y="-4.3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201cm" svg:y="-3.974cm" svg:viewBox="0 0 287 213" svg:d="M36 179c-2 5-6 17-6 19 0 9 10 15 18 15 7 0 15-6 17-11 2-4 5-20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39cm" svg:y="-3.97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784cm" svg:y="-3.97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182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text-style-name="P3" draw:layer="layout" svg:width="0.33cm" svg:height="0.427cm" svg:x="1.551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text-style-name="P3" draw:layer="layout" svg:width="0.33cm" svg:height="0.472cm" svg:x="1.944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text-style-name="P3" draw:layer="layout" svg:width="0.303cm" svg:height="0.307cm" svg:x="2.32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.64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259cm" svg:height="0.307cm" svg:x="2.904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76cm" svg:height="0.427cm" svg:x="3.432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3.951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4.792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5.216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56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799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olygon draw:style-name="gr3" draw:text-style-name="P3" draw:layer="layout" svg:width="5.274cm" svg:height="0.028cm" svg:x="1.161cm" svg:y="-3.63cm" svg:viewBox="0 0 5275 29" draw:points="2637,29 0,29 0,0 5275,0 5275,29">
            <text:p/>
          </draw:polygon>
        </draw:g>
        <draw:g>
          <svg:title>TexMaths</svg:title>
          <svg:desc>19§latex§\underline{\pmb{it is allowed to update $q \leftarrow PMSI$}}§svg§600§TRUE§</svg:desc>
          <draw:polygon draw:style-name="gr4" draw:text-style-name="P4" draw:layer="layout" svg:width="10.206cm" svg:height="0.728cm" svg:x="1.139cm" svg:y="-3.429cm" svg:viewBox="0 0 10207 729" draw:points="5104,729 0,729 0,0 10207,0 10207,729">
            <text:p/>
          </draw:polygon>
          <draw:path draw:style-name="gr3" draw:text-style-name="P3" draw:layer="layout" svg:width="0.143cm" svg:height="0.447cm" svg:x="1.162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.33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1.829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9cm" svg:height="0.307cm" svg:x="2.015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03cm" svg:height="0.307cm" svg:x="2.507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149cm" svg:height="0.464cm" svg:x="2.834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149cm" svg:height="0.464cm" svg:x="3.02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297cm" svg:height="0.307cm" svg:x="3.202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459cm" svg:height="0.295cm" svg:x="3.51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81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8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21cm" svg:height="0.419cm" svg:x="4.865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97cm" svg:height="0.307cm" svg:x="5.131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303cm" svg:x="5.69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6.058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6.45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303cm" svg:height="0.307cm" svg:x="6.828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7.14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7.413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7.939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58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78cm" svg:height="0.457cm" svg:x="9.302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9.824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0.552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0.987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143cm" svg:height="0.447cm" svg:x="1.177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.35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1.846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9cm" svg:height="0.307cm" svg:x="2.03cm" svg:y="-3.264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03cm" svg:height="0.307cm" svg:x="2.522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149cm" svg:height="0.464cm" svg:x="2.851cm" svg:y="-3.429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149cm" svg:height="0.464cm" svg:x="3.037cm" svg:y="-3.429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297cm" svg:height="0.307cm" svg:x="3.21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459cm" svg:height="0.295cm" svg:x="3.527cm" svg:y="-3.253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99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9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21cm" svg:height="0.419cm" svg:x="4.882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97cm" svg:height="0.307cm" svg:x="5.14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303cm" svg:x="5.707cm" svg:y="-3.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6.075cm" svg:y="-3.26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6.46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303cm" svg:height="0.307cm" svg:x="6.845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7.16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7.43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7.956cm" svg:y="-3.26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75cm" svg:y="-3.30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78cm" svg:height="0.457cm" svg:x="9.317cm" svg:y="-3.422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9.841cm" svg:y="-3.422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0.567cm" svg:y="-3.437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1.004cm" svg:y="-3.422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143cm" svg:height="0.447cm" svg:x="1.194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.37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143cm" svg:height="0.447cm" svg:x="1.863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9cm" svg:height="0.307cm" svg:x="2.047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03cm" svg:height="0.307cm" svg:x="2.539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149cm" svg:height="0.464cm" svg:x="2.868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149cm" svg:height="0.464cm" svg:x="3.052cm" svg:y="-3.403cm" svg:viewBox="0 0 150 465" svg:d="M97 0l-97 8v20c48 0 53 4 53 38v348c0 30-7 30-53 30v21c23 0 59-2 76-2 15 0 49 2 74 2v-21c-45 0-53 0-53-30z">
            <text:p/>
          </draw:path>
          <draw:path draw:style-name="gr3" draw:text-style-name="P3" draw:layer="layout" svg:width="0.297cm" svg:height="0.307cm" svg:x="3.23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459cm" svg:height="0.295cm" svg:x="3.544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4.014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31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21cm" svg:height="0.419cm" svg:x="4.899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97cm" svg:height="0.307cm" svg:x="5.16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303cm" svg:x="5.724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6.092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6.48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text-style-name="P3" draw:layer="layout" svg:width="0.303cm" svg:height="0.307cm" svg:x="6.862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7.18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7.445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7.973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92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78cm" svg:height="0.457cm" svg:x="9.334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9.856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0.584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11.021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olygon draw:style-name="gr3" draw:text-style-name="P3" draw:layer="layout" svg:width="10.172cm" svg:height="0.027cm" svg:x="1.173cm" svg:y="-2.728cm" svg:viewBox="0 0 10173 28" draw:points="5086,28 0,28 0,0 10173,0 10173,28">
            <text:p/>
          </draw:polygon>
        </draw:g>
        <draw:line draw:style-name="gr7" draw:text-style-name="P1" draw:layer="layout" svg:x1="14.182cm" svg:y1="22.944cm" svg:x2="25.314cm" svg:y2="22.944cm">
          <text:p/>
        </draw:line>
        <draw:g>
          <svg:title>TexMaths</svg:title>
          <svg:desc>19§latex§location update ($q$)§svg§600§TRUE§</svg:desc>
          <draw:polygon draw:style-name="gr4" draw:text-style-name="P4" draw:layer="layout" svg:width="5.61cm" svg:height="0.666cm" svg:x="16.986cm" svg:y="22.122cm" svg:viewBox="0 0 5611 667" draw:points="2805,667 0,667 0,0 5611,0 5611,667">
            <text:p/>
          </draw:polygon>
          <draw:path draw:style-name="gr3" draw:text-style-name="P3" draw:layer="layout" svg:width="0.149cm" svg:height="0.465cm" svg:x="17.009cm" svg:y="22.158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297cm" svg:height="0.307cm" svg:x="17.189cm" svg:y="22.3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256cm" svg:height="0.307cm" svg:x="17.545cm" svg:y="22.321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3cm" svg:height="0.307cm" svg:x="17.845cm" svg:y="22.32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8.162cm" svg:y="22.209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18.432cm" svg:y="22.17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18.612cm" svg:y="22.3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8.949cm" svg:y="22.32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7cm" svg:height="0.303cm" svg:x="19.54cm" svg:y="22.32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9.906cm" svg:y="22.325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0.3cm" svg:y="22.15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20.674cm" svg:y="22.321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0.991cm" svg:y="22.20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21.256cm" svg:y="22.32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21.822cm" svg:y="22.1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2.042cm" svg:y="22.32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2.373cm" svg:y="22.1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19" draw:text-style-name="P6" draw:layer="layout" svg:width="18.434cm" svg:height="6.096cm" svg:x="9.652cm" svg:y="23.3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underline{\pmb{ if $s_{p''} !=null  \land q \in \left\lbrace s_{p'},s_{p''} \right\rbrace $ then}}§svg§600§TRUE§</svg:desc>
          <draw:polygon draw:style-name="gr4" draw:text-style-name="P4" draw:layer="layout" svg:width="10.187cm" svg:height="0.824cm" svg:x="10.297cm" svg:y="24.69cm" svg:viewBox="0 0 10188 825" draw:points="5094,825 0,825 0,0 10188,0 10188,825">
            <text:p/>
          </draw:polygon>
          <draw:path draw:style-name="gr3" draw:text-style-name="P3" draw:layer="layout" svg:width="0.143cm" svg:height="0.448cm" svg:x="10.508cm" svg:y="24.7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0.692cm" svg:y="24.74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1.131cm" svg:y="24.92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409cm" svg:y="25.1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1.714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1.861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1cm" svg:height="0.48cm" svg:x="12.102cm" svg:y="24.737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12.454cm" svg:y="24.97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3.138cm" svg:y="24.92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537cm" svg:y="24.92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928cm" svg:y="24.75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14.139cm" svg:y="24.75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371cm" svg:height="0.415cm" svg:x="14.507cm" svg:y="24.815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text-style-name="P3" draw:layer="layout" svg:width="0.276cm" svg:height="0.427cm" svg:x="15.089cm" svg:y="24.92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15.625cm" svg:y="24.855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16.246cm" svg:y="24.715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16.567cm" svg:y="24.92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843cm" svg:y="25.1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149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17.39cm" svg:y="25.144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17.663cm" svg:y="24.92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941cm" svg:y="25.1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8.247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8.393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18.625cm" svg:y="24.715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1cm" svg:height="0.419cm" svg:x="19.149cm" svg:y="24.806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9.417cm" svg:y="24.753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9.784cm" svg:y="24.91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20.082cm" svg:y="24.92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0.525cm" svg:y="24.74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0.709cm" svg:y="24.718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1.148cm" svg:y="24.89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426cm" svg:y="25.0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1.732cm" svg:y="24.96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1.878cm" svg:y="24.96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1cm" svg:height="0.48cm" svg:x="12.119cm" svg:y="24.711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12.469cm" svg:y="24.9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3.155cm" svg:y="24.89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554cm" svg:y="24.89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945cm" svg:y="24.726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4.156cm" svg:y="24.72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371cm" svg:height="0.415cm" svg:x="14.525cm" svg:y="24.789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text-style-name="P3" draw:layer="layout" svg:width="0.276cm" svg:height="0.427cm" svg:x="15.106cm" svg:y="24.893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15.642cm" svg:y="24.829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16.263cm" svg:y="24.688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16.582cm" svg:y="24.89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86cm" svg:y="25.0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166cm" svg:y="24.96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17.407cm" svg:y="25.11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17.681cm" svg:y="24.89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956cm" svg:y="25.08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8.262cm" svg:y="24.96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8.41cm" svg:y="24.96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18.642cm" svg:y="24.688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1cm" svg:height="0.419cm" svg:x="19.166cm" svg:y="24.777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9.434cm" svg:y="24.726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9.801cm" svg:y="24.8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20.099cm" svg:y="24.893cm" svg:viewBox="0 0 338 297" svg:d="M53 67v178c0 31-7 31-53 31v21c23 0 57-2 76-2 17 0 51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0.542cm" svg:y="24.7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0.726cm" svg:y="24.74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1.165cm" svg:y="24.92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441cm" svg:y="25.1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1.747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1.895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1cm" svg:height="0.48cm" svg:x="12.136cm" svg:y="24.737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12.486cm" svg:y="24.97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172cm" svg:y="24.92cm" svg:viewBox="0 0 365 304" svg:d="M40 257c-2 11-6 26-6 30 0 11 10 17 19 17 8 0 21-6 25-19 0 0 9-32 13-49l15-61c4-13 8-29 10-44 4-11 9-32 9-34 10-21 46-82 111-82 30 0 36 25 36 48 0 40-34 127-44 156-6 15-8 22-8 30 0 32 25 55 56 55 62 0 89-97 89-102 0-8-8-8-10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571cm" svg:y="24.92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962cm" svg:y="24.753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4.173cm" svg:y="24.75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371cm" svg:height="0.415cm" svg:x="14.54cm" svg:y="24.815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text-style-name="P3" draw:layer="layout" svg:width="0.276cm" svg:height="0.427cm" svg:x="15.123cm" svg:y="24.92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15.657cm" svg:y="24.855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16.278cm" svg:y="24.715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16.599cm" svg:y="24.92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877cm" svg:y="25.1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7.183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17.424cm" svg:y="25.144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17.698cm" svg:y="24.92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973cm" svg:y="25.1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8.279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8.425cm" svg:y="24.99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18.659cm" svg:y="24.715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1cm" svg:height="0.419cm" svg:x="19.183cm" svg:y="24.806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9.449cm" svg:y="24.753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9.818cm" svg:y="24.91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20.116cm" svg:y="24.92cm" svg:viewBox="0 0 338 297" svg:d="M53 67v178c0 31-7 31-53 31v21c23 0 57-2 76-2 17 0 51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olygon draw:style-name="gr3" draw:text-style-name="P3" draw:layer="layout" svg:width="10.187cm" svg:height="0.028cm" svg:x="10.297cm" svg:y="25.486cm" svg:viewBox="0 0 10188 29" draw:points="5094,29 0,29 0,0 10188,0 10188,29">
            <text:p/>
          </draw:polygon>
        </draw:g>
        <draw:g>
          <svg:title>TexMaths</svg:title>
          <svg:desc>19§latex§\pmb{update $P_{new} \leftarrow u_{p''}$}§svg§600§TRUE§</svg:desc>
          <draw:polygon draw:style-name="gr4" draw:text-style-name="P4" draw:layer="layout" svg:width="5.699cm" svg:height="0.681cm" svg:x="1.143cm" svg:y="16.638cm" svg:viewBox="0 0 5700 682" draw:points="2850,682 0,682 0,0 5700,0 5700,682">
            <text:p/>
          </draw:polygon>
          <draw:path draw:style-name="gr3" draw:text-style-name="P3" draw:layer="layout" svg:width="0.337cm" svg:height="0.303cm" svg:x="1.164cm" svg:y="16.83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531cm" svg:y="16.83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924cm" svg:y="16.663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2.298cm" svg:y="16.82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2.616cm" svg:y="16.716cm" svg:viewBox="0 0 211 420" svg:d="M105 144h95v-20h-95v-124h-18c-1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2.88cm" svg:y="16.82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478cm" svg:height="0.457cm" svg:x="3.406cm" svg:y="16.67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83cm" svg:y="17.02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168cm" svg:y="17.0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411cm" svg:y="17.02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046cm" svg:y="16.786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5.878cm" svg:y="16.832cm" svg:viewBox="0 0 346 304" svg:d="M215 260c7 27 32 44 61 44 22 0 37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6.239cm" svg:y="17.0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545cm" svg:y="16.90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6.691cm" svg:y="16.90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181cm" svg:y="16.80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548cm" svg:y="16.805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.941cm" svg:y="16.636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315cm" svg:y="16.801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633cm" svg:y="16.689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2.897cm" svg:y="16.80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423cm" svg:y="16.644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845cm" svg:y="16.993cm" svg:viewBox="0 0 287 213" svg:d="M36 179c-2 5-6 17-6 19 0 9 10 15 18 15 7 0 15-6 17-12 1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185cm" svg:y="16.993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426cm" svg:y="16.99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063cm" svg:y="16.76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5.895cm" svg:y="16.805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6 0 68-30 80-44z">
            <text:p/>
          </draw:path>
          <draw:path draw:style-name="gr3" draw:text-style-name="P3" draw:layer="layout" svg:width="0.261cm" svg:height="0.297cm" svg:x="6.256cm" svg:y="16.99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562cm" svg:y="16.87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6.708cm" svg:y="16.87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198cm" svg:y="16.83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565cm" svg:y="16.83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.956cm" svg:y="16.663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2.332cm" svg:y="16.828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2.65cm" svg:y="16.716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2.914cm" svg:y="16.82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44cm" svg:y="16.67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862cm" svg:y="17.0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4.2cm" svg:y="17.0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443cm" svg:y="17.0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7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08cm" svg:y="16.786cm" svg:viewBox="0 0 595 350" svg:d="M570 188c13 0 25 0 25-13 0-14-12-13-25-13h-498c38-29 55-56 61-65 30-46 36-88 36-89 0-8-8-8-13-8-12 0-14 2-15 13-16 67-55 122-131 154-8 2-10 4-10 8 0 5 4 5 10 9 70 29 115 82 131 156 1 8 3 10 15 10 5 0 13 0 13-8 0 0-6-44-34-87-13-21-32-44-63-67z">
            <text:p/>
          </draw:path>
          <draw:path draw:style-name="gr3" draw:text-style-name="P3" draw:layer="layout" svg:width="0.345cm" svg:height="0.303cm" svg:x="5.912cm" svg:y="16.832cm" svg:viewBox="0 0 346 304" svg:d="M215 260c7 27 32 44 61 44 22 0 37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6.273cm" svg:y="17.0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579cm" svg:y="16.90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6.725cm" svg:y="16.906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text{IMSI Inquiry}§svg§600§TRUE§</svg:desc>
          <draw:polygon draw:style-name="gr4" draw:text-style-name="P4" draw:layer="layout" svg:width="3.833cm" svg:height="0.588cm" svg:x="5.855cm" svg:y="-6.307cm" svg:viewBox="0 0 3834 589" draw:points="1917,589 0,589 0,0 3834,0 3834,589">
            <text:p/>
          </draw:polygon>
          <draw:path draw:style-name="gr3" draw:text-style-name="P3" draw:layer="layout" svg:width="0.204cm" svg:height="0.457cm" svg:x="5.87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121cm" svg:y="-6.307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746cm" svg:y="-6.322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7.098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204cm" svg:height="0.457cm" svg:x="7.561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337cm" svg:height="0.295cm" svg:x="7.806cm" svg:y="-6.14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33cm" svg:height="0.427cm" svg:x="8.179cm" svg:y="-6.145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8.528cm" svg:y="-6.14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901cm" svg:y="-6.297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25cm" svg:height="0.295cm" svg:x="9.083cm" svg:y="-6.145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338cm" svg:y="-6.138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</draw:g>
        <draw:g>
          <svg:title>TexMaths</svg:title>
          <svg:desc>19§latex§\pmb{$RAND \leftarrow  E_{\kappa}\left( u = \left(\underline{p''}, SQN\right)\right)$}§svg§600§FALSE§</svg:desc>
          <draw:polygon draw:style-name="gr2" draw:text-style-name="P2" draw:layer="layout" svg:width="9.256cm" svg:height="0.831cm" svg:x="10.727cm" svg:y="4.211cm" svg:viewBox="0 0 9257 832" draw:points="4629,832 0,832 0,0 9257,0 9257,832">
            <text:p/>
          </draw:polygon>
          <draw:path draw:style-name="gr3" draw:text-style-name="P3" draw:layer="layout" svg:width="0.478cm" svg:height="0.472cm" svg:x="10.754cm" svg:y="4.35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1.261cm" svg:y="4.327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63cm" svg:y="4.3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371cm" svg:y="4.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3.136cm" svg:y="4.46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86cm" svg:height="0.455cm" svg:x="13.974cm" svg:y="4.352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476cm" svg:y="4.699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76cm" svg:height="0.801cm" svg:x="14.998cm" svg:y="4.238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5cm" svg:height="0.303cm" svg:x="15.222cm" svg:y="4.509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5.808cm" svg:y="4.56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76cm" svg:height="0.801cm" svg:x="16.575cm" svg:y="4.238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text-style-name="P3" draw:layer="layout" svg:width="0.349cm" svg:height="0.426cm" svg:x="16.758cm" svg:y="4.509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136cm" svg:y="4.302cm" svg:viewBox="0 0 120 243" svg:d="M114 42c4-10 6-14 6-15 0-16-14-27-29-27-19 0-24 15-26 23l-63 203c0 2-2 8-2 8 0 5 15 9 19 9s4 0 6-7z">
            <text:p/>
          </draw:path>
          <draw:path draw:style-name="gr3" draw:text-style-name="P3" draw:layer="layout" svg:width="0.119cm" svg:height="0.242cm" svg:x="17.29cm" svg:y="4.302cm" svg:viewBox="0 0 120 243" svg:d="M116 42c4-10 4-14 4-15 0-16-14-27-29-27-19 0-24 15-26 23l-63 203c0 2-2 8-2 8 0 5 15 9 19 9s4 0 8-7z">
            <text:p/>
          </draw:path>
          <draw:polygon draw:style-name="gr3" draw:text-style-name="P3" draw:layer="layout" svg:width="0.677cm" svg:height="0.027cm" svg:x="16.779cm" svg:y="5.015cm" svg:viewBox="0 0 678 28" draw:points="340,28 0,28 0,0 678,0 678,28">
            <text:p/>
          </draw:polygon>
          <draw:path draw:style-name="gr3" draw:text-style-name="P3" draw:layer="layout" svg:width="0.079cm" svg:height="0.2cm" svg:x="17.514cm" svg:y="4.73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7.788cm" svg:y="4.334cm" svg:viewBox="0 0 397 488" svg:d="M397 8c0-4 0-8-6-8-3 0-5 0-13 9l-32 38c-17-30-51-47-95-47-86 0-165 78-165 158 0 55 34 85 68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232cm" svg:y="4.334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text-style-name="P3" draw:layer="layout" svg:width="0.563cm" svg:height="0.457cm" svg:x="18.751cm" svg:y="4.3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176cm" svg:height="0.801cm" svg:x="19.361cm" svg:y="4.2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176cm" svg:height="0.801cm" svg:x="19.674cm" svg:y="4.2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478cm" svg:height="0.472cm" svg:x="10.771cm" svg:y="4.323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1.278cm" svg:y="4.3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8cm" svg:y="4.3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388cm" svg:y="4.32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3.153cm" svg:y="4.437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86cm" svg:height="0.455cm" svg:x="13.991cm" svg:y="4.325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493cm" svg:y="4.673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76cm" svg:height="0.801cm" svg:x="15.015cm" svg:y="4.211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5cm" svg:height="0.303cm" svg:x="15.24cm" svg:y="4.483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5.825cm" svg:y="4.53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76cm" svg:height="0.801cm" svg:x="16.591cm" svg:y="4.211cm" svg:viewBox="0 0 177 802" svg:d="M177 796c0-4-2-4-4-6-30-34-76-87-105-197-15-61-20-130-20-192 0-175 41-298 123-386 6-6 6-7 6-7 0-8-6-8-10-8-9 0-45 40-55 49-68 82-112 202-112 352 0 95 17 230 105 342 7 9 51 59 62 59 4 0 10 0 10-6z">
            <text:p/>
          </draw:path>
          <draw:path draw:style-name="gr3" draw:text-style-name="P3" draw:layer="layout" svg:width="0.349cm" svg:height="0.426cm" svg:x="16.775cm" svg:y="4.483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153cm" svg:y="4.276cm" svg:viewBox="0 0 120 243" svg:d="M116 42c2-10 4-14 4-15 0-16-14-27-29-27-19 0-24 15-26 23l-63 203c0 2-2 8-2 8 0 5 15 9 19 9s4 0 6-7z">
            <text:p/>
          </draw:path>
          <draw:path draw:style-name="gr3" draw:text-style-name="P3" draw:layer="layout" svg:width="0.119cm" svg:height="0.242cm" svg:x="17.307cm" svg:y="4.276cm" svg:viewBox="0 0 120 243" svg:d="M116 42c4-10 4-14 4-15 0-16-14-27-29-27-19 0-24 15-26 23l-63 203c0 2-2 8-2 8 0 5 15 9 19 9s4 0 8-7z">
            <text:p/>
          </draw:path>
          <draw:polygon draw:style-name="gr3" draw:text-style-name="P3" draw:layer="layout" svg:width="0.677cm" svg:height="0.027cm" svg:x="16.796cm" svg:y="4.988cm" svg:viewBox="0 0 678 28" draw:points="340,28 0,28 0,0 678,0 678,28">
            <text:p/>
          </draw:polygon>
          <draw:path draw:style-name="gr3" draw:text-style-name="P3" draw:layer="layout" svg:width="0.079cm" svg:height="0.2cm" svg:x="17.531cm" svg:y="4.70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7.805cm" svg:y="4.308cm" svg:viewBox="0 0 397 488" svg:d="M397 8c0-4 0-8-6-8-3 0-5 0-13 9l-32 38c-17-30-51-47-95-47-86 0-165 78-165 158 0 55 34 85 68 95l72 19c25 5 63 17 63 72 0 59-55 123-122 123-43 0-118-15-118-98 0-16 4-33 4-37 2-1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249cm" svg:y="4.308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text-style-name="P3" draw:layer="layout" svg:width="0.563cm" svg:height="0.457cm" svg:x="18.768cm" svg:y="4.3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176cm" svg:height="0.801cm" svg:x="19.378cm" svg:y="4.211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176cm" svg:height="0.801cm" svg:x="19.691cm" svg:y="4.211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478cm" svg:height="0.472cm" svg:x="10.788cm" svg:y="4.35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1.293cm" svg:y="4.327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95cm" svg:y="4.3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403cm" svg:y="4.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3.169cm" svg:y="4.46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486cm" svg:height="0.455cm" svg:x="14.008cm" svg:y="4.352cm" svg:viewBox="0 0 487 456" svg:d="M448 300c2-4 4-7 4-9s0-8-7-8c-6 0-8 4-10 8-44 98-68 144-182 144h-97c-10 0-12 0-15 0-8-2-10-2-10-8 0-2 0-3 4-15l46-182h66c57 0 57 13 57 30 0 4 0 14-6 33 0 3-2 5-2 7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508cm" svg:y="4.699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76cm" svg:height="0.801cm" svg:x="15.032cm" svg:y="4.238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5cm" svg:height="0.303cm" svg:x="15.257cm" svg:y="4.509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5.84cm" svg:y="4.56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76cm" svg:height="0.801cm" svg:x="16.608cm" svg:y="4.238cm" svg:viewBox="0 0 177 802" svg:d="M177 796c0-4-2-4-4-6-30-34-76-87-105-197-15-61-22-130-22-192 0-175 43-298 125-386 6-6 6-7 6-7 0-8-6-8-10-8-9 0-45 40-55 49-68 82-112 202-112 352 0 95 17 230 105 342 7 9 51 59 62 59 4 0 10 0 10-6z">
            <text:p/>
          </draw:path>
          <draw:path draw:style-name="gr3" draw:text-style-name="P3" draw:layer="layout" svg:width="0.349cm" svg:height="0.426cm" svg:x="16.792cm" svg:y="4.509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17cm" svg:y="4.302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119cm" svg:height="0.242cm" svg:x="17.324cm" svg:y="4.302cm" svg:viewBox="0 0 120 243" svg:d="M116 42c4-10 4-14 4-15 0-16-14-27-29-27-19 0-23 15-26 23l-63 203c0 2-2 8-2 8 0 5 15 9 19 9s4 0 8-7z">
            <text:p/>
          </draw:path>
          <draw:polygon draw:style-name="gr3" draw:text-style-name="P3" draw:layer="layout" svg:width="0.677cm" svg:height="0.027cm" svg:x="16.813cm" svg:y="5.015cm" svg:viewBox="0 0 678 28" draw:points="340,28 0,28 0,0 678,0 678,28">
            <text:p/>
          </draw:polygon>
          <draw:path draw:style-name="gr3" draw:text-style-name="P3" draw:layer="layout" svg:width="0.079cm" svg:height="0.2cm" svg:x="17.548cm" svg:y="4.73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7.82cm" svg:y="4.334cm" svg:viewBox="0 0 397 488" svg:d="M397 8c0-4 0-8-6-8-3 0-5 0-13 9l-32 38c-17-30-51-47-95-47-86 0-165 78-165 158 0 55 34 85 68 95l72 19c25 5 63 17 63 72 0 59-55 123-122 123-43 0-118-15-118-98 0-16 4-33 4-37 2-1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264cm" svg:y="4.334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4 222-147 284-3-22-11-72-60-72-35 0-69 35-69 69 0 13 6 21 6 22zM175 471c-8 0-31 0-31-30 0-27 27-53 54-53 28 0 41 17 41 56 0 10 0 12-7 14-17 7-38 13-57 13z">
            <text:p/>
          </draw:path>
          <draw:path draw:style-name="gr3" draw:text-style-name="P3" draw:layer="layout" svg:width="0.563cm" svg:height="0.457cm" svg:x="18.785cm" svg:y="4.3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176cm" svg:height="0.801cm" svg:x="19.395cm" svg:y="4.2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  <draw:path draw:style-name="gr3" draw:text-style-name="P3" draw:layer="layout" svg:width="0.176cm" svg:height="0.801cm" svg:x="19.707cm" svg:y="4.238cm" svg:viewBox="0 0 177 802" svg:d="M177 401c0-95-17-228-107-342-5-8-49-59-62-59-4 0-8 2-8 8 0 1 2 3 4 5 32 34 76 90 104 196 16 61 21 129 21 192 0 68-5 137-23 201-26 93-66 148-100 184-6 6-6 8-6 10 0 6 4 6 8 6 11 0 47-40 55-50 70-81 114-201 114-351z">
            <text:p/>
          </draw:path>
        </draw:g>
        <draw:g>
          <svg:title>TexMaths</svg:title>
          <svg:desc>19§latex§\textbf{update} $\pmb{P_{new} \leftarrow u_{p'}}$§svg§600§FALSE§</svg:desc>
          <draw:polygon draw:style-name="gr2" draw:text-style-name="P2" draw:layer="layout" svg:width="5.836cm" svg:height="0.666cm" svg:x="1.127cm" svg:y="14.884cm" svg:viewBox="0 0 5837 667" draw:points="2919,667 0,667 0,0 5837,0 5837,667">
            <text:p/>
          </draw:polygon>
          <draw:path draw:style-name="gr3" draw:text-style-name="P3" draw:layer="layout" svg:width="0.381cm" svg:height="0.305cm" svg:x="1.157cm" svg:y="15.059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text-style-name="P3" draw:layer="layout" svg:width="0.377cm" svg:height="0.43cm" svg:x="1.579cm" svg:y="15.059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text-style-name="P3" draw:layer="layout" svg:width="0.377cm" svg:height="0.468cm" svg:x="2.028cm" svg:y="14.895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text-style-name="P3" draw:layer="layout" svg:width="0.352cm" svg:height="0.307cm" svg:x="2.449cm" svg:y="15.057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text-style-name="P3" draw:layer="layout" svg:width="0.242cm" svg:height="0.428cm" svg:x="2.816cm" svg:y="14.935cm" svg:viewBox="0 0 243 429" svg:d="M55 160v184c0 72 59 85 107 85 51 0 81-38 81-87v-34h-32v34c0 46-21 61-40 61-40 0-40-42-40-59v-184h99v-33h-99v-127h-30c-2 67-34 133-101 135v25z">
            <text:p/>
          </draw:path>
          <draw:path draw:style-name="gr3" draw:text-style-name="P3" draw:layer="layout" svg:width="0.309cm" svg:height="0.307cm" svg:x="3.122cm" svg:y="15.057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478cm" svg:height="0.457cm" svg:x="3.671cm" svg:y="14.9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095cm" svg:y="15.2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435cm" svg:y="15.2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68cm" svg:y="15.2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313cm" svg:y="15.0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147cm" svg:y="15.0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51cm" svg:y="15.2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818cm" svg:y="15.13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686cm" svg:y="14.88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11cm" svg:y="15.23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45cm" svg:y="15.23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693cm" svg:y="15.23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328cm" svg:y="1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162cm" svg:y="15.04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525cm" svg:y="15.23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831cm" svg:y="15.1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702cm" svg:y="14.9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125cm" svg:y="15.2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465cm" svg:y="15.2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709cm" svg:y="15.2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341cm" svg:y="15.0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177cm" svg:y="15.0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54cm" svg:y="15.2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6.846cm" svg:y="15.139cm" svg:viewBox="0 0 95 177" svg:d="M91 32c0 0 4-7 4-13 0-11-11-19-21-19-15 0-19 11-21 15l-51 147c-2 3-2 5-2 5 0 6 15 10 15 10 2 0 4-2 6-6z">
            <text:p/>
          </draw:path>
        </draw:g>
        <draw:line draw:style-name="gr17" draw:text-style-name="P1" draw:layer="layout" svg:x1="0.962cm" svg:y1="15.24cm" svg:x2="7.566cm" svg:y2="15.24cm">
          <text:p/>
        </draw:line>
        <draw:g>
          <svg:title>TexMaths</svg:title>
          <svg:desc>19§latex§\underline{$\pmb{i,\mathcal{K},SQN, \kappa,p,p',p'',f_{p'} \leftarrow s \in S}$ \textbf{where} \pmb{$q \in \left\lbrace s_i, s_p,s_{p'},s_{p''} \right\rbrace$}}§svg§600§FALSE§</svg:desc>
          <draw:polygon draw:style-name="gr2" draw:text-style-name="P2" draw:layer="layout" svg:width="17.81cm" svg:height="0.824cm" svg:x="9.995cm" svg:y="23.641cm" svg:viewBox="0 0 17811 825" draw:points="8906,825 0,825 0,0 17811,0 17811,825">
            <text:p/>
          </draw:polygon>
          <draw:path draw:style-name="gr3" draw:text-style-name="P3" draw:layer="layout" svg:width="0.178cm" svg:height="0.45cm" svg:x="10.014cm" svg:y="23.725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10.282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10.54cm" svg:y="23.696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text-style-name="P3" draw:layer="layout" svg:width="0.079cm" svg:height="0.201cm" svg:x="11.095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1.367cm" svg:y="23.696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11.811cm" svg:y="23.696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2.332cm" svg:y="23.71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2.932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3.208cm" svg:y="23.871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8-55-2 3-4 11-4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3.613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829cm" svg:y="23.871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4.244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4.46cm" svg:y="23.871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838cm" svg:y="23.664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5.061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5.279cm" svg:y="23.871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57cm" svg:y="23.664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15.811cm" svg:y="23.664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9cm" svg:height="0.201cm" svg:x="16.033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3cm" svg:height="0.609cm" svg:x="16.307cm" svg:y="23.69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6.598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904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7.31cm" svg:y="23.82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8.158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9cm" svg:x="18.676cm" svg:y="23.806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396cm" svg:height="0.488cm" svg:x="19.284cm" svg:y="23.696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178cm" svg:height="0.45cm" svg:x="10.029cm" svg:y="23.707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10.297cm" svg:y="24.07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10.556cm" svg:y="23.677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text-style-name="P3" draw:layer="layout" svg:width="0.079cm" svg:height="0.201cm" svg:x="11.108cm" svg:y="24.07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1.382cm" svg:y="23.677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11.827cm" svg:y="23.677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2.345cm" svg:y="23.69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2.948cm" svg:y="24.07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cm" svg:height="0.303cm" svg:x="13.223cm" svg:y="23.854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3.628cm" svg:y="24.07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3.845cm" svg:y="23.85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4.259cm" svg:y="24.07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4.475cm" svg:y="23.85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853cm" svg:y="23.645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15.076cm" svg:y="24.07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5.294cm" svg:y="23.85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72cm" svg:y="23.645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5.826cm" svg:y="23.64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16.049cm" svg:y="24.07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6.322cm" svg:y="23.677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6-27 36-36 0-16-12-25-25-25-17 0-36 15-36 42 0 28 30 45 57 45 36 0 65-40 76-64 21-44 36-124 38-130z">
            <text:p/>
          </draw:path>
          <draw:path draw:style-name="gr3" draw:text-style-name="P3" draw:layer="layout" svg:width="0.261cm" svg:height="0.297cm" svg:x="16.613cm" svg:y="24.042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919cm" svg:y="23.92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7.325cm" svg:y="23.80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8.173cm" svg:y="23.85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9cm" svg:x="18.692cm" svg:y="23.787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96cm" svg:height="0.488cm" svg:x="19.3cm" svg:y="23.677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178cm" svg:height="0.45cm" svg:x="10.044cm" svg:y="23.725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10.31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10.571cm" svg:y="23.696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text-style-name="P3" draw:layer="layout" svg:width="0.079cm" svg:height="0.201cm" svg:x="11.124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1.397cm" svg:y="23.696cm" svg:viewBox="0 0 397 489" svg:d="M397 8c0-4 0-8-6-8-3 0-5 0-13 10l-32 38c-17-31-51-48-95-48-86 0-167 78-167 158 0 55 36 85 70 95l72 19c25 6 61 17 61 72 0 59-53 124-120 124-43 0-118-16-118-99 0-15 4-32 4-36 2-2 2-4 2-4 0-8-6-8-7-8-4 0-6 0-8 2s-40 156-40 158c0 4 4 8 8 8 3 0 3-2 11-12l34-38c29 40 74 50 112 50 92 0 171-90 171-173 0-48-22-71-32-78-17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11.842cm" svg:y="23.696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2.361cm" svg:y="23.71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2.963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3.238cm" svg:y="23.871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3.643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86cm" svg:y="23.871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4.274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4.491cm" svg:y="23.871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869cm" svg:y="23.664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9cm" svg:height="0.201cm" svg:x="15.091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15.308cm" svg:y="23.871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88cm" svg:y="23.664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5.84cm" svg:y="23.664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16.064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33cm" svg:height="0.609cm" svg:x="16.337cm" svg:y="23.69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text-style-name="P3" draw:layer="layout" svg:width="0.261cm" svg:height="0.297cm" svg:x="16.628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932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7.341cm" svg:y="23.82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8.188cm" svg:y="23.871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9cm" svg:x="18.707cm" svg:y="23.806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396cm" svg:height="0.488cm" svg:x="19.315cm" svg:y="23.696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522cm" svg:height="0.299cm" svg:x="19.991cm" svg:y="23.871cm" svg:viewBox="0 0 523 300" svg:d="M477 46c4-10 6-14 46-14v-32c-16 2-37 2-52 2-19 0-49-2-64-2v32c5 0 40 0 40 8 0 2-2 6-4 8l-71 173-76-189h38v-32c-22 0-57 2-77 2-27 0-56-2-67-2v32h40c13 33 13 35 13 35 0 3-2 7-2 9l-53 129-70-173h38v-32c-29 2-55 2-84 2-19 0-49-2-72-2v32h40l103 251c3 12 7 17 22 17 17 0 21-5 25-17l72-175 71 175c3 12 7 17 24 17 15 0 19-5 23-17z">
            <text:p/>
          </draw:path>
          <draw:path draw:style-name="gr3" draw:text-style-name="P3" draw:layer="layout" svg:width="0.381cm" svg:height="0.465cm" svg:x="20.557cm" svg:y="23.704cm" svg:viewBox="0 0 382 466" svg:d="M46 433h-46v33c19 0 59-2 86-2 24 0 64 2 83 2v-33h-45v-138c0-74 57-107 98-107 23 0 38 14 38 65v180h-47v33c19 0 59-2 85-2 27 0 65 2 84 2v-33h-46v-173c0-70-36-97-102-97-65 0-99 40-114 67v-230l-120 6v30c42 0 46 0 46 27z">
            <text:p/>
          </draw:path>
          <draw:path draw:style-name="gr3" draw:text-style-name="P3" draw:layer="layout" svg:width="0.309cm" svg:height="0.307cm" svg:x="20.974cm" svg:y="23.863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21.329cm" svg:y="23.867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21.64cm" svg:y="23.863cm" svg:viewBox="0 0 310 308" svg:d="M289 158c15 0 21 0 21-17 0-21-4-71-36-105-25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6cm" svg:height="0.427cm" svg:x="22.186cm" svg:y="23.871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22.72cm" svg:y="23.806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23.341cm" svg:y="23.666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23.662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962cm" svg:y="23.956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8 6 8 6 7 0 7-2 9-8 12-40 32-57 50-57 7 0 13 4 13 17 0 9-4 17-15 46z">
            <text:p/>
          </draw:path>
          <draw:path draw:style-name="gr3" draw:text-style-name="P3" draw:layer="layout" svg:width="0.079cm" svg:height="0.201cm" svg:x="24.219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492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7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79cm" svg:height="0.201cm" svg:x="25.137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41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686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5.992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6.233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6.506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784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7.09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7.236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7.468cm" svg:y="23.666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76cm" svg:height="0.427cm" svg:x="22.201cm" svg:y="23.844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22.737cm" svg:y="23.7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23.358cm" svg:y="23.639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23.679cm" svg:y="23.84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977cm" svg:y="23.93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text-style-name="P3" draw:layer="layout" svg:width="0.079cm" svg:height="0.201cm" svg:x="24.236cm" svg:y="24.06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51cm" svg:y="23.84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87cm" svg:y="24.0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79cm" svg:height="0.201cm" svg:x="25.152cm" svg:y="24.06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5.425cm" svg:y="23.84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703cm" svg:y="24.0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6.009cm" svg:y="23.9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6.25cm" svg:y="24.069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6.524cm" svg:y="23.84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801cm" svg:y="24.03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7.105cm" svg:y="23.9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7.253cm" svg:y="23.9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7.485cm" svg:y="23.639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276cm" svg:height="0.427cm" svg:x="22.218cm" svg:y="23.871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335cm" svg:height="0.389cm" svg:x="22.754cm" svg:y="23.80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23.375cm" svg:y="23.666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text-style-name="P3" draw:layer="layout" svg:width="0.246cm" svg:height="0.303cm" svg:x="23.696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995cm" svg:y="23.956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text-style-name="P3" draw:layer="layout" svg:width="0.079cm" svg:height="0.201cm" svg:x="24.253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4.527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802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79cm" svg:height="0.201cm" svg:x="25.169cm" svg:y="24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246cm" svg:height="0.303cm" svg:x="25.442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72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6.026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9cm" svg:height="0.201cm" svg:x="26.267cm" svg:y="24.095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246cm" svg:height="0.303cm" svg:x="26.541cm" svg:y="23.871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816cm" svg:y="24.061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7.122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7.268cm" svg:y="23.94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38cm" svg:height="0.668cm" svg:x="27.502cm" svg:y="23.666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olygon draw:style-name="gr3" draw:text-style-name="P3" draw:layer="layout" svg:width="17.782cm" svg:height="0.028cm" svg:x="10.025cm" svg:y="24.437cm" svg:viewBox="0 0 17783 29" draw:points="8890,29 0,29 0,0 17783,0 17783,29">
            <text:p/>
          </draw:polygon>
        </draw:g>
        <draw:g>
          <svg:title>TexMaths</svg:title>
          <svg:desc>19§latex§$\pmb{ u \leftarrow E_{\kappa}^{-1}(RAND)}$§svg§600§FALSE§</svg:desc>
          <draw:polygon draw:style-name="gr2" draw:text-style-name="P2" draw:layer="layout" svg:width="5.397cm" svg:height="0.729cm" svg:x="1.097cm" svg:y="12.367cm" svg:viewBox="0 0 5398 730" draw:points="2700,730 0,730 0,0 5398,0 5398,730">
            <text:p/>
          </draw:polygon>
          <draw:path draw:style-name="gr3" draw:text-style-name="P3" draw:layer="layout" svg:width="0.345cm" svg:height="0.303cm" svg:x="1.116cm" svg:y="12.633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701cm" svg:y="12.58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539cm" svg:y="12.473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94cm" svg:y="12.557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51cm" svg:y="12.374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.041cm" svg:y="12.887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827cm" svg:y="12.427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046cm" svg:y="12.471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553cm" svg:y="12.45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text-style-name="P3" draw:layer="layout" svg:width="0.563cm" svg:height="0.457cm" svg:x="5.055cm" svg:y="12.47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63cm" svg:y="12.47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244cm" svg:y="12.427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131cm" svg:y="12.61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716cm" svg:y="12.56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554cm" svg:y="12.456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109cm" svg:y="12.538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525cm" svg:y="12.357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.056cm" svg:y="12.86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841cm" svg:y="12.408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061cm" svg:y="12.452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568cm" svg:y="12.431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7cm" svg:y="12.4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78cm" svg:y="12.45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257cm" svg:y="12.408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146cm" svg:y="12.633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73cm" svg:y="12.58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57cm" svg:y="12.47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124cm" svg:y="12.557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54cm" svg:y="12.374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.069cm" svg:y="12.887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856cm" svg:y="12.427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076cm" svg:y="12.471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584cm" svg:y="12.45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85cm" svg:y="12.47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93cm" svg:y="12.47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273cm" svg:y="12.427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underline{\pmb{ $s_p \leftarrow s_{p'}$ }}§svg§600§TRUE§</svg:desc>
          <draw:polygon draw:style-name="gr4" draw:text-style-name="P4" draw:layer="layout" svg:width="2.908cm" svg:height="0.613cm" svg:x="11.298cm" svg:y="25.945cm" svg:viewBox="0 0 2909 614" draw:points="1455,614 0,614 0,0 2909,0 2909,614">
            <text:p/>
          </draw:polygon>
          <draw:path draw:style-name="gr3" draw:text-style-name="P3" draw:layer="layout" svg:width="0.246cm" svg:height="0.303cm" svg:x="11.522cm" svg:y="25.962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798cm" svg:y="26.15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33cm" svg:y="25.9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3.179cm" svg:y="25.962cm" svg:viewBox="0 0 247 304" svg:d="M228 46c-19 0-32 15-32 30 0 10 5 19 21 19 15 0 30-11 30-38 0-28-28-57-80-57-89 0-114 68-114 99 0 51 52 63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455cm" svg:y="26.15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3.76cm" svg:y="26.03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46cm" svg:height="0.303cm" svg:x="11.539cm" svg:y="25.936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815cm" svg:y="26.12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347cm" svg:y="25.8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3.196cm" svg:y="25.936cm" svg:viewBox="0 0 247 304" svg:d="M228 46c-19 0-32 15-32 30 0 10 5 19 21 19 15 0 30-11 30-38 0-28-28-57-80-57-89 0-114 68-114 99 0 51 52 63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472cm" svg:y="26.12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3.778cm" svg:y="26.01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46cm" svg:height="0.303cm" svg:x="11.555cm" svg:y="25.962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832cm" svg:y="26.15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364cm" svg:y="25.9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3.211cm" svg:y="25.962cm" svg:viewBox="0 0 247 304" svg:d="M228 46c-19 0-32 15-32 30 0 10 5 19 21 19 15 0 30-11 30-38 0-28-28-57-80-57-89 0-114 68-114 99 0 51 52 63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489cm" svg:y="26.152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3.795cm" svg:y="26.038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2.908cm" svg:height="0.028cm" svg:x="11.298cm" svg:y="26.53cm" svg:viewBox="0 0 2909 29" draw:points="1455,29 0,29 0,0 2909,0 2909,29">
            <text:p/>
          </draw:polygon>
        </draw:g>
        <draw:g>
          <svg:title>TexMaths</svg:title>
          <svg:desc>19§latex§\underline{\pmb{ $s_p' \leftarrow s_{p''}$ }}§svg§600§TRUE§</svg:desc>
          <draw:polygon draw:style-name="gr4" draw:text-style-name="P4" draw:layer="layout" svg:width="3.056cm" svg:height="0.892cm" svg:x="11.3cm" svg:y="26.694cm" svg:viewBox="0 0 3057 893" draw:points="1528,893 0,893 0,0 3057,0 3057,893">
            <text:p/>
          </draw:polygon>
          <draw:path draw:style-name="gr3" draw:text-style-name="P3" draw:layer="layout" svg:width="0.246cm" svg:height="0.303cm" svg:x="11.524cm" svg:y="26.92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119cm" svg:height="0.242cm" svg:x="11.824cm" svg:y="26.719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261cm" svg:height="0.297cm" svg:x="11.8cm" svg:y="27.1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594cm" svg:height="0.349cm" svg:x="12.332cm" svg:y="26.88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3.181cm" svg:y="26.926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3.456cm" svg:y="27.116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3.762cm" svg:y="27.00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911cm" svg:y="27.00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46cm" svg:height="0.303cm" svg:x="11.541cm" svg:y="26.899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119cm" svg:height="0.242cm" svg:x="11.84cm" svg:y="26.692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261cm" svg:height="0.297cm" svg:x="11.817cm" svg:y="27.154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594cm" svg:height="0.349cm" svg:x="12.349cm" svg:y="26.8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3.198cm" svg:y="26.899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3.474cm" svg:y="27.089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3.779cm" svg:y="26.97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926cm" svg:y="26.97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46cm" svg:height="0.303cm" svg:x="11.556cm" svg:y="26.92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119cm" svg:height="0.242cm" svg:x="11.857cm" svg:y="26.719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261cm" svg:height="0.297cm" svg:x="11.834cm" svg:y="27.1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594cm" svg:height="0.349cm" svg:x="12.366cm" svg:y="26.88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246cm" svg:height="0.303cm" svg:x="13.213cm" svg:y="26.926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3.491cm" svg:y="27.116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3.797cm" svg:y="27.00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943cm" svg:y="27.002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3.056cm" svg:height="0.028cm" svg:x="11.3cm" svg:y="27.558cm" svg:viewBox="0 0 3057 29" draw:points="1528,29 0,29 0,0 3057,0 3057,29">
            <text:p/>
          </draw:polygon>
        </draw:g>
        <draw:g>
          <svg:title>TexMaths</svg:title>
          <svg:desc>19§latex§\underline{\pmb{ $s_p'' \leftarrow null$ }}§svg§600§TRUE§</svg:desc>
          <draw:polygon draw:style-name="gr4" draw:text-style-name="P4" draw:layer="layout" svg:width="3.347cm" svg:height="0.892cm" svg:x="11.299cm" svg:y="27.894cm" svg:viewBox="0 0 3348 893" draw:points="1674,893 0,893 0,0 3348,0 3348,893">
            <text:p/>
          </draw:polygon>
          <draw:path draw:style-name="gr3" draw:text-style-name="P3" draw:layer="layout" svg:width="0.246cm" svg:height="0.303cm" svg:x="11.523cm" svg:y="28.126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19cm" svg:height="0.242cm" svg:x="11.823cm" svg:y="27.919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11.975cm" svg:y="27.919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261cm" svg:height="0.297cm" svg:x="11.799cm" svg:y="28.3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365cm" svg:y="28.0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62cm" svg:height="0.303cm" svg:x="13.197cm" svg:y="28.126cm" svg:viewBox="0 0 363 304" svg:d="M40 257c-2 11-6 26-6 30 0 11 10 17 19 17 8 0 21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596cm" svg:y="28.12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988cm" svg:y="27.959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143cm" svg:height="0.472cm" svg:x="14.199cm" svg:y="27.959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246cm" svg:height="0.303cm" svg:x="11.54cm" svg:y="28.099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19cm" svg:height="0.242cm" svg:x="11.839cm" svg:y="27.892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11.993cm" svg:y="27.892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261cm" svg:height="0.297cm" svg:x="11.816cm" svg:y="28.35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38cm" svg:y="28.05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62cm" svg:height="0.303cm" svg:x="13.214cm" svg:y="28.099cm" svg:viewBox="0 0 363 304" svg:d="M40 257c-2 11-6 26-6 30 0 11 10 17 19 17 8 0 21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613cm" svg:y="28.099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4.005cm" svg:y="27.932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143cm" svg:height="0.472cm" svg:x="14.216cm" svg:y="27.932cm" svg:viewBox="0 0 144 473" svg:d="M144 8c0 0 0-8-7-8-17 0-67 6-84 8-5 0-13 0-13 13 0 8 8 8 17 8 32 0 34 5 34 11l-2 13-85 335c-2 7-4 13-4 22 0 38 30 63 61 63 23 0 40-13 51-38 13-25 21-64 21-66 0-6-6-6-8-6-7 0-7 2-9 11-11 44-25 84-53 84-19 0-19-21-19-30 0-18 0-19 4-33z">
            <text:p/>
          </draw:path>
          <draw:path draw:style-name="gr3" draw:text-style-name="P3" draw:layer="layout" svg:width="0.246cm" svg:height="0.303cm" svg:x="11.556cm" svg:y="28.126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19cm" svg:height="0.242cm" svg:x="11.856cm" svg:y="27.919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12.01cm" svg:y="27.919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261cm" svg:height="0.297cm" svg:x="11.833cm" svg:y="28.3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397cm" svg:y="28.0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62cm" svg:height="0.303cm" svg:x="13.231cm" svg:y="28.126cm" svg:viewBox="0 0 363 304" svg:d="M40 257c-2 11-6 26-6 30 0 11 8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6 7 8 7 7 0 7 0 11-15 11-47 25-80 49-80 14 0 21 8 21 31 0 13-2 21-11 57z">
            <text:p/>
          </draw:path>
          <draw:path draw:style-name="gr3" draw:text-style-name="P3" draw:layer="layout" svg:width="0.345cm" svg:height="0.303cm" svg:x="13.63cm" svg:y="28.12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4.02cm" svg:y="27.959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143cm" svg:height="0.472cm" svg:x="14.233cm" svg:y="27.959cm" svg:viewBox="0 0 144 473" svg:d="M144 8c0 0 0-8-7-8-17 0-67 6-84 8-5 0-13 0-13 13 0 8 8 8 17 8 32 0 34 5 34 11l-2 13-85 335c-2 7-4 13-4 22 0 38 30 63 61 63 23 0 40-13 51-38 13-25 21-64 21-66 0-6-6-6-8-6-7 0-7 2-9 11-11 44-25 84-53 84-19 0-19-21-19-30 0-18 0-19 4-33z">
            <text:p/>
          </draw:path>
          <draw:polygon draw:style-name="gr3" draw:text-style-name="P3" draw:layer="layout" svg:width="3.347cm" svg:height="0.028cm" svg:x="11.299cm" svg:y="28.758cm" svg:viewBox="0 0 3348 29" draw:points="1674,29 0,29 0,0 3348,0 3348,29">
            <text:p/>
          </draw:polygon>
        </draw:g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20T11:17:43.299800455</dc:date>
    <meta:editing-duration>PT7H23M17S</meta:editing-duration>
    <meta:editing-cycles>17</meta:editing-cycles>
    <meta:generator>LibreOffice/5.1.6.2$Linux_X86_64 LibreOffice_project/10m0$Build-2</meta:generator>
    <meta:document-statistic meta:object-count="1514"/>
  </office:meta>
</office:document-meta>
</file>